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2.865cm"/>
    </style:style>
    <style:style style:name="co9" style:family="table-column">
      <style:table-column-properties fo:break-before="auto" style:column-width="2.471cm"/>
    </style:style>
    <style:style style:name="co10" style:family="table-column">
      <style:table-column-properties fo:break-before="auto" style:column-width="2.902cm"/>
    </style:style>
    <style:style style:name="co11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45.362cm" svg:height="25.515cm" svg:x="44.094cm" svg:y="0cm">
            <draw:object draw:notify-on-update-of-ranges="Sheet1.A1:Sheet1.A1 Sheet1.A2:Sheet1.A257 Sheet1.F2:Sheet1.F257 Sheet1.F2:Sheet1.F257 Sheet1.B1:Sheet1.B1 Sheet1.B2:Sheet1.B257 Sheet1.G2:Sheet1.G257 Sheet1.G2:Sheet1.G257 Sheet1.C1:Sheet1.C1 Sheet1.C2:Sheet1.C257 Sheet1.H2:Sheet1.H257 Sheet1.H2:Sheet1.H257 Sheet1.D1:Sheet1.D1 Sheet1.D2:Sheet1.D257 Sheet1.I2:Sheet1.I257 Sheet1.I2:Sheet1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.341cm" svg:height="25.503cm" svg:x="44.085cm" svg:y="26.19cm">
            <draw:object draw:notify-on-update-of-ranges="Sheet1.L1:Sheet1.O1 Sheet1.K2:Sheet1.K2 Sheet1.L2:Sheet1.O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ast No Draw, CPF</text:p>
          </table:table-cell>
          <table:table-cell office:value-type="string" calcext:value-type="string">
            <text:p>Fast Draw, CPF</text:p>
          </table:table-cell>
          <table:table-cell office:value-type="string" calcext:value-type="string">
            <text:p>Slow No Draw, CPF</text:p>
          </table:table-cell>
          <table:table-cell office:value-type="string" calcext:value-type="string">
            <text:p>Slow Draw, CPF</text:p>
          </table:table-cell>
          <table:table-cell/>
          <table:table-cell office:value-type="string" calcext:value-type="string">
            <text:p>FND_ERR, CPF</text:p>
          </table:table-cell>
          <table:table-cell office:value-type="string" calcext:value-type="string">
            <text:p>FD_ERR, CPF</text:p>
          </table:table-cell>
          <table:table-cell office:value-type="string" calcext:value-type="string">
            <text:p>SND_ERR, CPF</text:p>
          </table:table-cell>
          <table:table-cell office:value-type="string" calcext:value-type="string">
            <text:p>SD_ERR, CPF</text:p>
          </table:table-cell>
          <table:table-cell table:number-columns-repeated="2"/>
          <table:table-cell office:value-type="string" calcext:value-type="string">
            <text:p>FN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657768348" calcext:value-type="float">
            <text:p>657768348</text:p>
          </table:table-cell>
          <table:table-cell office:value-type="float" office:value="692734716" calcext:value-type="float">
            <text:p>692734716</text:p>
          </table:table-cell>
          <table:table-cell office:value-type="float" office:value="9278438652" calcext:value-type="float">
            <text:p>9278438652</text:p>
          </table:table-cell>
          <table:table-cell office:value-type="float" office:value="9229477572" calcext:value-type="float">
            <text:p>92294775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/>
          <table:table-cell office:value-type="string" calcext:value-type="string">
            <text:p>AVG, CPF</text:p>
          </table:table-cell>
          <table:table-cell table:formula="of:=AVERAGE([.A2:.A257])" office:value-type="float" office:value="657721027.125" calcext:value-type="float">
            <text:p>657721027,125</text:p>
          </table:table-cell>
          <table:table-cell table:formula="of:=AVERAGE([.B2:.B257])" office:value-type="float" office:value="681144529.5" calcext:value-type="float">
            <text:p>681144529,5</text:p>
          </table:table-cell>
          <table:table-cell table:formula="of:=AVERAGE([.C2:.C257])" office:value-type="float" office:value="9270379770.46875" calcext:value-type="float">
            <text:p>9270379770,46875</text:p>
          </table:table-cell>
          <table:table-cell table:formula="of:=AVERAGE([.D2:.D257])" office:value-type="float" office:value="9222647891.76563" calcext:value-type="float">
            <text:p>9222647891,76563</text:p>
          </table:table-cell>
        </table:table-row>
        <table:table-row table:style-name="ro1">
          <table:table-cell office:value-type="float" office:value="660891024" calcext:value-type="float">
            <text:p>660891024</text:p>
          </table:table-cell>
          <table:table-cell office:value-type="float" office:value="693782280" calcext:value-type="float">
            <text:p>693782280</text:p>
          </table:table-cell>
          <table:table-cell office:value-type="float" office:value="9270840420" calcext:value-type="float">
            <text:p>9270840420</text:p>
          </table:table-cell>
          <table:table-cell office:value-type="float" office:value="9233990172" calcext:value-type="float">
            <text:p>92339901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/>
          <table:table-cell office:value-type="string" calcext:value-type="string">
            <text:p>STDEV, CPF</text:p>
          </table:table-cell>
          <table:table-cell table:formula="of:=COM.MICROSOFT.STDEV.P([.A2:.A257])" office:value-type="float" office:value="3782401.7284678" calcext:value-type="float">
            <text:p>3782401,7284678</text:p>
          </table:table-cell>
          <table:table-cell table:formula="of:=COM.MICROSOFT.STDEV.P([.B2:.B257])" office:value-type="float" office:value="3965221.7576774" calcext:value-type="float">
            <text:p>3965221,7576774</text:p>
          </table:table-cell>
          <table:table-cell table:formula="of:=COM.MICROSOFT.STDEV.P([.C2:.C257])" office:value-type="float" office:value="9882427.62603649" calcext:value-type="float">
            <text:p>9882427,62603649</text:p>
          </table:table-cell>
          <table:table-cell table:formula="of:=COM.MICROSOFT.STDEV.P([.D2:.D257])" office:value-type="float" office:value="6486207.98313932" calcext:value-type="float">
            <text:p>6486207,98313932</text:p>
          </table:table-cell>
        </table:table-row>
        <table:table-row table:style-name="ro1">
          <table:table-cell office:value-type="float" office:value="656173620" calcext:value-type="float">
            <text:p>656173620</text:p>
          </table:table-cell>
          <table:table-cell office:value-type="float" office:value="692267544" calcext:value-type="float">
            <text:p>692267544</text:p>
          </table:table-cell>
          <table:table-cell office:value-type="float" office:value="9274912704" calcext:value-type="float">
            <text:p>9274912704</text:p>
          </table:table-cell>
          <table:table-cell office:value-type="float" office:value="9240481548" calcext:value-type="float">
            <text:p>92404815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/>
          <table:table-cell office:value-type="string" calcext:value-type="string">
            <text:p>REL_STDEV, %</text:p>
          </table:table-cell>
          <table:table-cell table:formula="of:=[.L3] / [.L2] * 100" office:value-type="float" office:value="0.575076905325843" calcext:value-type="float">
            <text:p>0,575076905325843</text:p>
          </table:table-cell>
          <table:table-cell table:formula="of:=[.M3] / [.M2] * 100" office:value-type="float" office:value="0.582141026749214" calcext:value-type="float">
            <text:p>0,582141026749214</text:p>
          </table:table-cell>
          <table:table-cell table:formula="of:=[.N3] / [.N2] * 100" office:value-type="float" office:value="0.106602187512506" calcext:value-type="float">
            <text:p>0,106602187512506</text:p>
          </table:table-cell>
          <table:table-cell table:formula="of:=[.O3] / [.O2] * 100" office:value-type="float" office:value="0.0703291295434849" calcext:value-type="float">
            <text:p>0,0703291295434849</text:p>
          </table:table-cell>
        </table:table-row>
        <table:table-row table:style-name="ro1">
          <table:table-cell office:value-type="float" office:value="662342400" calcext:value-type="float">
            <text:p>662342400</text:p>
          </table:table-cell>
          <table:table-cell office:value-type="float" office:value="682090128" calcext:value-type="float">
            <text:p>682090128</text:p>
          </table:table-cell>
          <table:table-cell office:value-type="float" office:value="9273192408" calcext:value-type="float">
            <text:p>9273192408</text:p>
          </table:table-cell>
          <table:table-cell office:value-type="float" office:value="9239742828" calcext:value-type="float">
            <text:p>92397428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/>
          <table:table-cell office:value-type="string" calcext:value-type="string">
            <text:p>ERR</text:p>
          </table:table-cell>
          <table:table-cell table:formula="of:=COM.MICROSOFT.CONFIDENCE.T(0.01; [.L3]; 256)" office:value-type="float" office:value="613516.549367241" calcext:value-type="float">
            <text:p>613516,549367241</text:p>
          </table:table-cell>
          <table:table-cell table:formula="of:=COM.MICROSOFT.CONFIDENCE.T(0.01; [.M3]; 256)" office:value-type="float" office:value="643170.489251975" calcext:value-type="float">
            <text:p>643170,489251975</text:p>
          </table:table-cell>
          <table:table-cell table:formula="of:=COM.MICROSOFT.CONFIDENCE.T(0.01; [.N3]; 256)" office:value-type="float" office:value="1602958.47235493" calcext:value-type="float">
            <text:p>1602958,47235493</text:p>
          </table:table-cell>
          <table:table-cell table:formula="of:=COM.MICROSOFT.CONFIDENCE.T(0.01; [.O3]; 256)" office:value-type="float" office:value="1052081.77924186" calcext:value-type="float">
            <text:p>1052081,77924186</text:p>
          </table:table-cell>
        </table:table-row>
        <table:table-row table:style-name="ro1">
          <table:table-cell office:value-type="float" office:value="653897340" calcext:value-type="float">
            <text:p>653897340</text:p>
          </table:table-cell>
          <table:table-cell office:value-type="float" office:value="679019220" calcext:value-type="float">
            <text:p>679019220</text:p>
          </table:table-cell>
          <table:table-cell office:value-type="float" office:value="9269801712" calcext:value-type="float">
            <text:p>9269801712</text:p>
          </table:table-cell>
          <table:table-cell office:value-type="float" office:value="9238976028" calcext:value-type="float">
            <text:p>92389760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153992" calcext:value-type="float">
            <text:p>655153992</text:p>
          </table:table-cell>
          <table:table-cell office:value-type="float" office:value="683910792" calcext:value-type="float">
            <text:p>683910792</text:p>
          </table:table-cell>
          <table:table-cell office:value-type="float" office:value="9269853804" calcext:value-type="float">
            <text:p>9269853804</text:p>
          </table:table-cell>
          <table:table-cell office:value-type="float" office:value="9240390432" calcext:value-type="float">
            <text:p>92403904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625224" calcext:value-type="float">
            <text:p>654625224</text:p>
          </table:table-cell>
          <table:table-cell office:value-type="float" office:value="683173584" calcext:value-type="float">
            <text:p>683173584</text:p>
          </table:table-cell>
          <table:table-cell office:value-type="float" office:value="9276508800" calcext:value-type="float">
            <text:p>9276508800</text:p>
          </table:table-cell>
          <table:table-cell office:value-type="float" office:value="9245560680" calcext:value-type="float">
            <text:p>92455606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/>
          <table:table-cell office:value-type="string" calcext:value-type="string">
            <text:p>ND Boost</text:p>
          </table:table-cell>
          <table:table-cell table:formula="of:=[.N2] / [.L2]" office:value-type="float" office:value="14.0946987980467" calcext:value-type="float">
            <text:p>14,0946987980467</text:p>
          </table:table-cell>
          <table:table-cell table:number-columns-repeated="3"/>
        </table:table-row>
        <table:table-row table:style-name="ro1">
          <table:table-cell office:value-type="float" office:value="653071716" calcext:value-type="float">
            <text:p>653071716</text:p>
          </table:table-cell>
          <table:table-cell office:value-type="float" office:value="683238168" calcext:value-type="float">
            <text:p>683238168</text:p>
          </table:table-cell>
          <table:table-cell office:value-type="float" office:value="9272294352" calcext:value-type="float">
            <text:p>9272294352</text:p>
          </table:table-cell>
          <table:table-cell office:value-type="float" office:value="9234215316" calcext:value-type="float">
            <text:p>92342153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/>
          <table:table-cell office:value-type="string" calcext:value-type="string">
            <text:p>D Boost</text:p>
          </table:table-cell>
          <table:table-cell table:formula="of:=[.O2] / [.M2]" office:value-type="float" office:value="13.5399280069614" calcext:value-type="float">
            <text:p>13,5399280069614</text:p>
          </table:table-cell>
          <table:table-cell table:number-columns-repeated="3"/>
        </table:table-row>
        <table:table-row table:style-name="ro1">
          <table:table-cell office:value-type="float" office:value="651463200" calcext:value-type="float">
            <text:p>651463200</text:p>
          </table:table-cell>
          <table:table-cell office:value-type="float" office:value="680749632" calcext:value-type="float">
            <text:p>680749632</text:p>
          </table:table-cell>
          <table:table-cell office:value-type="float" office:value="9270020952" calcext:value-type="float">
            <text:p>9270020952</text:p>
          </table:table-cell>
          <table:table-cell office:value-type="float" office:value="9231571404" calcext:value-type="float">
            <text:p>92315714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854860" calcext:value-type="float">
            <text:p>653854860</text:p>
          </table:table-cell>
          <table:table-cell office:value-type="float" office:value="681238260" calcext:value-type="float">
            <text:p>681238260</text:p>
          </table:table-cell>
          <table:table-cell office:value-type="float" office:value="9273683232" calcext:value-type="float">
            <text:p>9273683232</text:p>
          </table:table-cell>
          <table:table-cell office:value-type="float" office:value="9234391752" calcext:value-type="float">
            <text:p>92343917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352820" calcext:value-type="float">
            <text:p>655352820</text:p>
          </table:table-cell>
          <table:table-cell office:value-type="float" office:value="682928532" calcext:value-type="float">
            <text:p>682928532</text:p>
          </table:table-cell>
          <table:table-cell office:value-type="float" office:value="9275774724" calcext:value-type="float">
            <text:p>9275774724</text:p>
          </table:table-cell>
          <table:table-cell office:value-type="float" office:value="9227597832" calcext:value-type="float">
            <text:p>92275978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981300" calcext:value-type="float">
            <text:p>654981300</text:p>
          </table:table-cell>
          <table:table-cell office:value-type="float" office:value="681435612" calcext:value-type="float">
            <text:p>681435612</text:p>
          </table:table-cell>
          <table:table-cell office:value-type="float" office:value="9277825140" calcext:value-type="float">
            <text:p>9277825140</text:p>
          </table:table-cell>
          <table:table-cell office:value-type="float" office:value="9235157688" calcext:value-type="float">
            <text:p>92351576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986188" calcext:value-type="float">
            <text:p>653986188</text:p>
          </table:table-cell>
          <table:table-cell office:value-type="float" office:value="684272088" calcext:value-type="float">
            <text:p>684272088</text:p>
          </table:table-cell>
          <table:table-cell office:value-type="float" office:value="9279228492" calcext:value-type="float">
            <text:p>9279228492</text:p>
          </table:table-cell>
          <table:table-cell office:value-type="float" office:value="9233544996" calcext:value-type="float">
            <text:p>92335449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955228" calcext:value-type="float">
            <text:p>653955228</text:p>
          </table:table-cell>
          <table:table-cell office:value-type="float" office:value="680472684" calcext:value-type="float">
            <text:p>680472684</text:p>
          </table:table-cell>
          <table:table-cell office:value-type="float" office:value="9273467772" calcext:value-type="float">
            <text:p>9273467772</text:p>
          </table:table-cell>
          <table:table-cell office:value-type="float" office:value="9231942096" calcext:value-type="float">
            <text:p>92319420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80618664" calcext:value-type="float">
            <text:p>680618664</text:p>
          </table:table-cell>
          <table:table-cell office:value-type="float" office:value="682483896" calcext:value-type="float">
            <text:p>682483896</text:p>
          </table:table-cell>
          <table:table-cell office:value-type="float" office:value="9280155420" calcext:value-type="float">
            <text:p>9280155420</text:p>
          </table:table-cell>
          <table:table-cell office:value-type="float" office:value="9224109180" calcext:value-type="float">
            <text:p>92241091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508916" calcext:value-type="float">
            <text:p>655508916</text:p>
          </table:table-cell>
          <table:table-cell office:value-type="float" office:value="681547248" calcext:value-type="float">
            <text:p>681547248</text:p>
          </table:table-cell>
          <table:table-cell office:value-type="float" office:value="9269573616" calcext:value-type="float">
            <text:p>9269573616</text:p>
          </table:table-cell>
          <table:table-cell office:value-type="float" office:value="9225582588" calcext:value-type="float">
            <text:p>92255825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101100" calcext:value-type="float">
            <text:p>654101100</text:p>
          </table:table-cell>
          <table:table-cell office:value-type="float" office:value="682428924" calcext:value-type="float">
            <text:p>682428924</text:p>
          </table:table-cell>
          <table:table-cell office:value-type="float" office:value="9271856988" calcext:value-type="float">
            <text:p>9271856988</text:p>
          </table:table-cell>
          <table:table-cell office:value-type="float" office:value="9228432960" calcext:value-type="float">
            <text:p>92284329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556420" calcext:value-type="float">
            <text:p>653556420</text:p>
          </table:table-cell>
          <table:table-cell office:value-type="float" office:value="685170144" calcext:value-type="float">
            <text:p>685170144</text:p>
          </table:table-cell>
          <table:table-cell office:value-type="float" office:value="9272288880" calcext:value-type="float">
            <text:p>9272288880</text:p>
          </table:table-cell>
          <table:table-cell office:value-type="float" office:value="9221470236" calcext:value-type="float">
            <text:p>92214702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6273600" calcext:value-type="float">
            <text:p>666273600</text:p>
          </table:table-cell>
          <table:table-cell office:value-type="float" office:value="680914980" calcext:value-type="float">
            <text:p>680914980</text:p>
          </table:table-cell>
          <table:table-cell office:value-type="float" office:value="9272431188" calcext:value-type="float">
            <text:p>9272431188</text:p>
          </table:table-cell>
          <table:table-cell office:value-type="float" office:value="9227661948" calcext:value-type="float">
            <text:p>92276619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75733068" calcext:value-type="float">
            <text:p>675733068</text:p>
          </table:table-cell>
          <table:table-cell office:value-type="float" office:value="683996076" calcext:value-type="float">
            <text:p>683996076</text:p>
          </table:table-cell>
          <table:table-cell office:value-type="float" office:value="9263357892" calcext:value-type="float">
            <text:p>9263357892</text:p>
          </table:table-cell>
          <table:table-cell office:value-type="float" office:value="9218366352" calcext:value-type="float">
            <text:p>92183663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296380" calcext:value-type="float">
            <text:p>656296380</text:p>
          </table:table-cell>
          <table:table-cell office:value-type="float" office:value="692048664" calcext:value-type="float">
            <text:p>692048664</text:p>
          </table:table-cell>
          <table:table-cell office:value-type="float" office:value="9264447972" calcext:value-type="float">
            <text:p>9264447972</text:p>
          </table:table-cell>
          <table:table-cell office:value-type="float" office:value="9230315148" calcext:value-type="float">
            <text:p>92303151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588968" calcext:value-type="float">
            <text:p>658588968</text:p>
          </table:table-cell>
          <table:table-cell office:value-type="float" office:value="679961772" calcext:value-type="float">
            <text:p>679961772</text:p>
          </table:table-cell>
          <table:table-cell office:value-type="float" office:value="9267038316" calcext:value-type="float">
            <text:p>9267038316</text:p>
          </table:table-cell>
          <table:table-cell office:value-type="float" office:value="9224059716" calcext:value-type="float">
            <text:p>92240597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826280" calcext:value-type="float">
            <text:p>658826280</text:p>
          </table:table-cell>
          <table:table-cell office:value-type="float" office:value="682735176" calcext:value-type="float">
            <text:p>682735176</text:p>
          </table:table-cell>
          <table:table-cell office:value-type="float" office:value="9270126072" calcext:value-type="float">
            <text:p>9270126072</text:p>
          </table:table-cell>
          <table:table-cell office:value-type="float" office:value="9225606024" calcext:value-type="float">
            <text:p>92256060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464140" calcext:value-type="float">
            <text:p>656464140</text:p>
          </table:table-cell>
          <table:table-cell office:value-type="float" office:value="686045592" calcext:value-type="float">
            <text:p>686045592</text:p>
          </table:table-cell>
          <table:table-cell office:value-type="float" office:value="9272898936" calcext:value-type="float">
            <text:p>9272898936</text:p>
          </table:table-cell>
          <table:table-cell office:value-type="float" office:value="9223689456" calcext:value-type="float">
            <text:p>92236894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194616" calcext:value-type="float">
            <text:p>657194616</text:p>
          </table:table-cell>
          <table:table-cell office:value-type="float" office:value="679017888" calcext:value-type="float">
            <text:p>679017888</text:p>
          </table:table-cell>
          <table:table-cell office:value-type="float" office:value="9268172568" calcext:value-type="float">
            <text:p>9268172568</text:p>
          </table:table-cell>
          <table:table-cell office:value-type="float" office:value="9221740020" calcext:value-type="float">
            <text:p>92217400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306460" calcext:value-type="float">
            <text:p>656306460</text:p>
          </table:table-cell>
          <table:table-cell office:value-type="float" office:value="679013856" calcext:value-type="float">
            <text:p>679013856</text:p>
          </table:table-cell>
          <table:table-cell office:value-type="float" office:value="9271797264" calcext:value-type="float">
            <text:p>9271797264</text:p>
          </table:table-cell>
          <table:table-cell office:value-type="float" office:value="9229890276" calcext:value-type="float">
            <text:p>92298902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990660" calcext:value-type="float">
            <text:p>654990660</text:p>
          </table:table-cell>
          <table:table-cell office:value-type="float" office:value="680045868" calcext:value-type="float">
            <text:p>680045868</text:p>
          </table:table-cell>
          <table:table-cell office:value-type="float" office:value="9272065176" calcext:value-type="float">
            <text:p>9272065176</text:p>
          </table:table-cell>
          <table:table-cell office:value-type="float" office:value="9229208940" calcext:value-type="float">
            <text:p>92292089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812992" calcext:value-type="float">
            <text:p>653812992</text:p>
          </table:table-cell>
          <table:table-cell office:value-type="float" office:value="683000388" calcext:value-type="float">
            <text:p>683000388</text:p>
          </table:table-cell>
          <table:table-cell office:value-type="float" office:value="9268913808" calcext:value-type="float">
            <text:p>9268913808</text:p>
          </table:table-cell>
          <table:table-cell office:value-type="float" office:value="9224389404" calcext:value-type="float">
            <text:p>92243894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118200" calcext:value-type="float">
            <text:p>654118200</text:p>
          </table:table-cell>
          <table:table-cell office:value-type="float" office:value="683142948" calcext:value-type="float">
            <text:p>683142948</text:p>
          </table:table-cell>
          <table:table-cell office:value-type="float" office:value="9273732876" calcext:value-type="float">
            <text:p>9273732876</text:p>
          </table:table-cell>
          <table:table-cell office:value-type="float" office:value="9221132304" calcext:value-type="float">
            <text:p>92211323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135680" calcext:value-type="float">
            <text:p>661135680</text:p>
          </table:table-cell>
          <table:table-cell office:value-type="float" office:value="683410572" calcext:value-type="float">
            <text:p>683410572</text:p>
          </table:table-cell>
          <table:table-cell office:value-type="float" office:value="9270660312" calcext:value-type="float">
            <text:p>9270660312</text:p>
          </table:table-cell>
          <table:table-cell office:value-type="float" office:value="9225740196" calcext:value-type="float">
            <text:p>92257401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2261148" calcext:value-type="float">
            <text:p>662261148</text:p>
          </table:table-cell>
          <table:table-cell office:value-type="float" office:value="682812900" calcext:value-type="float">
            <text:p>682812900</text:p>
          </table:table-cell>
          <table:table-cell office:value-type="float" office:value="9268638084" calcext:value-type="float">
            <text:p>9268638084</text:p>
          </table:table-cell>
          <table:table-cell office:value-type="float" office:value="9230035788" calcext:value-type="float">
            <text:p>92300357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2017932" calcext:value-type="float">
            <text:p>662017932</text:p>
          </table:table-cell>
          <table:table-cell office:value-type="float" office:value="682613928" calcext:value-type="float">
            <text:p>682613928</text:p>
          </table:table-cell>
          <table:table-cell office:value-type="float" office:value="9264218616" calcext:value-type="float">
            <text:p>9264218616</text:p>
          </table:table-cell>
          <table:table-cell office:value-type="float" office:value="9222827400" calcext:value-type="float">
            <text:p>92228274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982292" calcext:value-type="float">
            <text:p>661982292</text:p>
          </table:table-cell>
          <table:table-cell office:value-type="float" office:value="687386664" calcext:value-type="float">
            <text:p>687386664</text:p>
          </table:table-cell>
          <table:table-cell office:value-type="float" office:value="9273973104" calcext:value-type="float">
            <text:p>9273973104</text:p>
          </table:table-cell>
          <table:table-cell office:value-type="float" office:value="9220424544" calcext:value-type="float">
            <text:p>92204245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0217248" calcext:value-type="float">
            <text:p>660217248</text:p>
          </table:table-cell>
          <table:table-cell office:value-type="float" office:value="678227544" calcext:value-type="float">
            <text:p>678227544</text:p>
          </table:table-cell>
          <table:table-cell office:value-type="float" office:value="9271832940" calcext:value-type="float">
            <text:p>9271832940</text:p>
          </table:table-cell>
          <table:table-cell office:value-type="float" office:value="9222332688" calcext:value-type="float">
            <text:p>92223326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630788" calcext:value-type="float">
            <text:p>661630788</text:p>
          </table:table-cell>
          <table:table-cell office:value-type="float" office:value="684500508" calcext:value-type="float">
            <text:p>684500508</text:p>
          </table:table-cell>
          <table:table-cell office:value-type="float" office:value="9275424840" calcext:value-type="float">
            <text:p>9275424840</text:p>
          </table:table-cell>
          <table:table-cell office:value-type="float" office:value="9228136644" calcext:value-type="float">
            <text:p>92281366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2980932" calcext:value-type="float">
            <text:p>662980932</text:p>
          </table:table-cell>
          <table:table-cell office:value-type="float" office:value="679823172" calcext:value-type="float">
            <text:p>679823172</text:p>
          </table:table-cell>
          <table:table-cell office:value-type="float" office:value="9268605252" calcext:value-type="float">
            <text:p>9268605252</text:p>
          </table:table-cell>
          <table:table-cell office:value-type="float" office:value="9223046208" calcext:value-type="float">
            <text:p>92230462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472208" calcext:value-type="float">
            <text:p>661472208</text:p>
          </table:table-cell>
          <table:table-cell office:value-type="float" office:value="679762152" calcext:value-type="float">
            <text:p>679762152</text:p>
          </table:table-cell>
          <table:table-cell office:value-type="float" office:value="9271934208" calcext:value-type="float">
            <text:p>9271934208</text:p>
          </table:table-cell>
          <table:table-cell office:value-type="float" office:value="9226118232" calcext:value-type="float">
            <text:p>92261182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257720" calcext:value-type="float">
            <text:p>661257720</text:p>
          </table:table-cell>
          <table:table-cell office:value-type="float" office:value="682494696" calcext:value-type="float">
            <text:p>682494696</text:p>
          </table:table-cell>
          <table:table-cell office:value-type="float" office:value="9272712060" calcext:value-type="float">
            <text:p>9272712060</text:p>
          </table:table-cell>
          <table:table-cell office:value-type="float" office:value="9223394544" calcext:value-type="float">
            <text:p>92233945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3006384" calcext:value-type="float">
            <text:p>663006384</text:p>
          </table:table-cell>
          <table:table-cell office:value-type="float" office:value="682701696" calcext:value-type="float">
            <text:p>682701696</text:p>
          </table:table-cell>
          <table:table-cell office:value-type="float" office:value="9270554328" calcext:value-type="float">
            <text:p>9270554328</text:p>
          </table:table-cell>
          <table:table-cell office:value-type="float" office:value="9229228380" calcext:value-type="float">
            <text:p>92292283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811096" calcext:value-type="float">
            <text:p>659811096</text:p>
          </table:table-cell>
          <table:table-cell office:value-type="float" office:value="680114628" calcext:value-type="float">
            <text:p>680114628</text:p>
          </table:table-cell>
          <table:table-cell office:value-type="float" office:value="9265551552" calcext:value-type="float">
            <text:p>9265551552</text:p>
          </table:table-cell>
          <table:table-cell office:value-type="float" office:value="9225241992" calcext:value-type="float">
            <text:p>92252419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0797892" calcext:value-type="float">
            <text:p>660797892</text:p>
          </table:table-cell>
          <table:table-cell office:value-type="float" office:value="685073880" calcext:value-type="float">
            <text:p>685073880</text:p>
          </table:table-cell>
          <table:table-cell office:value-type="float" office:value="9271825812" calcext:value-type="float">
            <text:p>9271825812</text:p>
          </table:table-cell>
          <table:table-cell office:value-type="float" office:value="9225736092" calcext:value-type="float">
            <text:p>92257360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2113980" calcext:value-type="float">
            <text:p>662113980</text:p>
          </table:table-cell>
          <table:table-cell office:value-type="float" office:value="687918708" calcext:value-type="float">
            <text:p>687918708</text:p>
          </table:table-cell>
          <table:table-cell office:value-type="float" office:value="9271646136" calcext:value-type="float">
            <text:p>9271646136</text:p>
          </table:table-cell>
          <table:table-cell office:value-type="float" office:value="9232673436" calcext:value-type="float">
            <text:p>92326734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0883752" calcext:value-type="float">
            <text:p>660883752</text:p>
          </table:table-cell>
          <table:table-cell office:value-type="float" office:value="682800696" calcext:value-type="float">
            <text:p>682800696</text:p>
          </table:table-cell>
          <table:table-cell office:value-type="float" office:value="9266961528" calcext:value-type="float">
            <text:p>9266961528</text:p>
          </table:table-cell>
          <table:table-cell office:value-type="float" office:value="9225636480" calcext:value-type="float">
            <text:p>92256364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0389364" calcext:value-type="float">
            <text:p>660389364</text:p>
          </table:table-cell>
          <table:table-cell office:value-type="float" office:value="682507728" calcext:value-type="float">
            <text:p>682507728</text:p>
          </table:table-cell>
          <table:table-cell office:value-type="float" office:value="9265625892" calcext:value-type="float">
            <text:p>9265625892</text:p>
          </table:table-cell>
          <table:table-cell office:value-type="float" office:value="9220098600" calcext:value-type="float">
            <text:p>92200986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310568" calcext:value-type="float">
            <text:p>661310568</text:p>
          </table:table-cell>
          <table:table-cell office:value-type="float" office:value="685942776" calcext:value-type="float">
            <text:p>685942776</text:p>
          </table:table-cell>
          <table:table-cell office:value-type="float" office:value="9269321400" calcext:value-type="float">
            <text:p>9269321400</text:p>
          </table:table-cell>
          <table:table-cell office:value-type="float" office:value="9218879388" calcext:value-type="float">
            <text:p>92188793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2431968" calcext:value-type="float">
            <text:p>662431968</text:p>
          </table:table-cell>
          <table:table-cell office:value-type="float" office:value="680804676" calcext:value-type="float">
            <text:p>680804676</text:p>
          </table:table-cell>
          <table:table-cell office:value-type="float" office:value="9265813128" calcext:value-type="float">
            <text:p>9265813128</text:p>
          </table:table-cell>
          <table:table-cell office:value-type="float" office:value="9219865680" calcext:value-type="float">
            <text:p>92198656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2881392" calcext:value-type="float">
            <text:p>662881392</text:p>
          </table:table-cell>
          <table:table-cell office:value-type="float" office:value="682363944" calcext:value-type="float">
            <text:p>682363944</text:p>
          </table:table-cell>
          <table:table-cell office:value-type="float" office:value="9272733084" calcext:value-type="float">
            <text:p>9272733084</text:p>
          </table:table-cell>
          <table:table-cell office:value-type="float" office:value="9220636836" calcext:value-type="float">
            <text:p>92206368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76542960" calcext:value-type="float">
            <text:p>676542960</text:p>
          </table:table-cell>
          <table:table-cell office:value-type="float" office:value="681915852" calcext:value-type="float">
            <text:p>681915852</text:p>
          </table:table-cell>
          <table:table-cell office:value-type="float" office:value="9270472176" calcext:value-type="float">
            <text:p>9270472176</text:p>
          </table:table-cell>
          <table:table-cell office:value-type="float" office:value="9222458616" calcext:value-type="float">
            <text:p>92224586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0904056" calcext:value-type="float">
            <text:p>660904056</text:p>
          </table:table-cell>
          <table:table-cell office:value-type="float" office:value="683579772" calcext:value-type="float">
            <text:p>683579772</text:p>
          </table:table-cell>
          <table:table-cell office:value-type="float" office:value="9265686192" calcext:value-type="float">
            <text:p>9265686192</text:p>
          </table:table-cell>
          <table:table-cell office:value-type="float" office:value="9220777956" calcext:value-type="float">
            <text:p>92207779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81515172" calcext:value-type="float">
            <text:p>681515172</text:p>
          </table:table-cell>
          <table:table-cell office:value-type="float" office:value="691354944" calcext:value-type="float">
            <text:p>691354944</text:p>
          </table:table-cell>
          <table:table-cell office:value-type="float" office:value="9269261316" calcext:value-type="float">
            <text:p>9269261316</text:p>
          </table:table-cell>
          <table:table-cell office:value-type="float" office:value="9224264664" calcext:value-type="float">
            <text:p>92242646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763452" calcext:value-type="float">
            <text:p>657763452</text:p>
          </table:table-cell>
          <table:table-cell office:value-type="float" office:value="679856112" calcext:value-type="float">
            <text:p>679856112</text:p>
          </table:table-cell>
          <table:table-cell office:value-type="float" office:value="9262958868" calcext:value-type="float">
            <text:p>9262958868</text:p>
          </table:table-cell>
          <table:table-cell office:value-type="float" office:value="9224572572" calcext:value-type="float">
            <text:p>92245725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032840" calcext:value-type="float">
            <text:p>658032840</text:p>
          </table:table-cell>
          <table:table-cell office:value-type="float" office:value="680376528" calcext:value-type="float">
            <text:p>680376528</text:p>
          </table:table-cell>
          <table:table-cell office:value-type="float" office:value="9267907356" calcext:value-type="float">
            <text:p>9267907356</text:p>
          </table:table-cell>
          <table:table-cell office:value-type="float" office:value="9222245784" calcext:value-type="float">
            <text:p>92222457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115180" calcext:value-type="float">
            <text:p>659115180</text:p>
          </table:table-cell>
          <table:table-cell office:value-type="float" office:value="679575348" calcext:value-type="float">
            <text:p>679575348</text:p>
          </table:table-cell>
          <table:table-cell office:value-type="float" office:value="9265877604" calcext:value-type="float">
            <text:p>9265877604</text:p>
          </table:table-cell>
          <table:table-cell office:value-type="float" office:value="9214236612" calcext:value-type="float">
            <text:p>92142366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836684" calcext:value-type="float">
            <text:p>658836684</text:p>
          </table:table-cell>
          <table:table-cell office:value-type="float" office:value="680955048" calcext:value-type="float">
            <text:p>680955048</text:p>
          </table:table-cell>
          <table:table-cell office:value-type="float" office:value="9273143268" calcext:value-type="float">
            <text:p>9273143268</text:p>
          </table:table-cell>
          <table:table-cell office:value-type="float" office:value="9216738900" calcext:value-type="float">
            <text:p>92167389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041408" calcext:value-type="float">
            <text:p>658041408</text:p>
          </table:table-cell>
          <table:table-cell office:value-type="float" office:value="685502172" calcext:value-type="float">
            <text:p>685502172</text:p>
          </table:table-cell>
          <table:table-cell office:value-type="float" office:value="9271518084" calcext:value-type="float">
            <text:p>9271518084</text:p>
          </table:table-cell>
          <table:table-cell office:value-type="float" office:value="9239064876" calcext:value-type="float">
            <text:p>92390648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709056" calcext:value-type="float">
            <text:p>657709056</text:p>
          </table:table-cell>
          <table:table-cell office:value-type="float" office:value="679845780" calcext:value-type="float">
            <text:p>679845780</text:p>
          </table:table-cell>
          <table:table-cell office:value-type="float" office:value="9261134928" calcext:value-type="float">
            <text:p>9261134928</text:p>
          </table:table-cell>
          <table:table-cell office:value-type="float" office:value="9234482724" calcext:value-type="float">
            <text:p>92344827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470736" calcext:value-type="float">
            <text:p>657470736</text:p>
          </table:table-cell>
          <table:table-cell office:value-type="float" office:value="683699256" calcext:value-type="float">
            <text:p>683699256</text:p>
          </table:table-cell>
          <table:table-cell office:value-type="float" office:value="9271216296" calcext:value-type="float">
            <text:p>9271216296</text:p>
          </table:table-cell>
          <table:table-cell office:value-type="float" office:value="9225384732" calcext:value-type="float">
            <text:p>92253847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430956" calcext:value-type="float">
            <text:p>657430956</text:p>
          </table:table-cell>
          <table:table-cell office:value-type="float" office:value="680486652" calcext:value-type="float">
            <text:p>680486652</text:p>
          </table:table-cell>
          <table:table-cell office:value-type="float" office:value="9271013580" calcext:value-type="float">
            <text:p>9271013580</text:p>
          </table:table-cell>
          <table:table-cell office:value-type="float" office:value="9222881760" calcext:value-type="float">
            <text:p>92228817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519120" calcext:value-type="float">
            <text:p>657519120</text:p>
          </table:table-cell>
          <table:table-cell office:value-type="float" office:value="681175980" calcext:value-type="float">
            <text:p>681175980</text:p>
          </table:table-cell>
          <table:table-cell office:value-type="float" office:value="9277837560" calcext:value-type="float">
            <text:p>9277837560</text:p>
          </table:table-cell>
          <table:table-cell office:value-type="float" office:value="9226116504" calcext:value-type="float">
            <text:p>92261165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496612" calcext:value-type="float">
            <text:p>656496612</text:p>
          </table:table-cell>
          <table:table-cell office:value-type="float" office:value="683856504" calcext:value-type="float">
            <text:p>683856504</text:p>
          </table:table-cell>
          <table:table-cell office:value-type="float" office:value="9269493732" calcext:value-type="float">
            <text:p>9269493732</text:p>
          </table:table-cell>
          <table:table-cell office:value-type="float" office:value="9214731540" calcext:value-type="float">
            <text:p>92147315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644292" calcext:value-type="float">
            <text:p>657644292</text:p>
          </table:table-cell>
          <table:table-cell office:value-type="float" office:value="683703468" calcext:value-type="float">
            <text:p>683703468</text:p>
          </table:table-cell>
          <table:table-cell office:value-type="float" office:value="9268760592" calcext:value-type="float">
            <text:p>9268760592</text:p>
          </table:table-cell>
          <table:table-cell office:value-type="float" office:value="9227044872" calcext:value-type="float">
            <text:p>92270448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047880" calcext:value-type="float">
            <text:p>657047880</text:p>
          </table:table-cell>
          <table:table-cell office:value-type="float" office:value="678811536" calcext:value-type="float">
            <text:p>678811536</text:p>
          </table:table-cell>
          <table:table-cell office:value-type="float" office:value="9267309720" calcext:value-type="float">
            <text:p>9267309720</text:p>
          </table:table-cell>
          <table:table-cell office:value-type="float" office:value="9228034980" calcext:value-type="float">
            <text:p>92280349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640856" calcext:value-type="float">
            <text:p>655640856</text:p>
          </table:table-cell>
          <table:table-cell office:value-type="float" office:value="690077700" calcext:value-type="float">
            <text:p>690077700</text:p>
          </table:table-cell>
          <table:table-cell office:value-type="float" office:value="9264759624" calcext:value-type="float">
            <text:p>9264759624</text:p>
          </table:table-cell>
          <table:table-cell office:value-type="float" office:value="9221722560" calcext:value-type="float">
            <text:p>92217225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700652" calcext:value-type="float">
            <text:p>655700652</text:p>
          </table:table-cell>
          <table:table-cell office:value-type="float" office:value="680548896" calcext:value-type="float">
            <text:p>680548896</text:p>
          </table:table-cell>
          <table:table-cell office:value-type="float" office:value="9264789900" calcext:value-type="float">
            <text:p>9264789900</text:p>
          </table:table-cell>
          <table:table-cell office:value-type="float" office:value="9218728692" calcext:value-type="float">
            <text:p>92187286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968168" calcext:value-type="float">
            <text:p>655968168</text:p>
          </table:table-cell>
          <table:table-cell office:value-type="float" office:value="681880932" calcext:value-type="float">
            <text:p>681880932</text:p>
          </table:table-cell>
          <table:table-cell office:value-type="float" office:value="9268217568" calcext:value-type="float">
            <text:p>9268217568</text:p>
          </table:table-cell>
          <table:table-cell office:value-type="float" office:value="9221376744" calcext:value-type="float">
            <text:p>92213767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809444" calcext:value-type="float">
            <text:p>655809444</text:p>
          </table:table-cell>
          <table:table-cell office:value-type="float" office:value="682869096" calcext:value-type="float">
            <text:p>682869096</text:p>
          </table:table-cell>
          <table:table-cell office:value-type="float" office:value="9263033172" calcext:value-type="float">
            <text:p>9263033172</text:p>
          </table:table-cell>
          <table:table-cell office:value-type="float" office:value="9221389164" calcext:value-type="float">
            <text:p>92213891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629552" calcext:value-type="float">
            <text:p>655629552</text:p>
          </table:table-cell>
          <table:table-cell office:value-type="float" office:value="683437536" calcext:value-type="float">
            <text:p>683437536</text:p>
          </table:table-cell>
          <table:table-cell office:value-type="float" office:value="9266084280" calcext:value-type="float">
            <text:p>9266084280</text:p>
          </table:table-cell>
          <table:table-cell office:value-type="float" office:value="9221030424" calcext:value-type="float">
            <text:p>92210304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0486456" calcext:value-type="float">
            <text:p>660486456</text:p>
          </table:table-cell>
          <table:table-cell office:value-type="float" office:value="687317508" calcext:value-type="float">
            <text:p>687317508</text:p>
          </table:table-cell>
          <table:table-cell office:value-type="float" office:value="9262845756" calcext:value-type="float">
            <text:p>9262845756</text:p>
          </table:table-cell>
          <table:table-cell office:value-type="float" office:value="9229611780" calcext:value-type="float">
            <text:p>92296117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648576" calcext:value-type="float">
            <text:p>657648576</text:p>
          </table:table-cell>
          <table:table-cell office:value-type="float" office:value="679877424" calcext:value-type="float">
            <text:p>679877424</text:p>
          </table:table-cell>
          <table:table-cell office:value-type="float" office:value="9262330992" calcext:value-type="float">
            <text:p>9262330992</text:p>
          </table:table-cell>
          <table:table-cell office:value-type="float" office:value="9225648180" calcext:value-type="float">
            <text:p>92256481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531352" calcext:value-type="float">
            <text:p>656531352</text:p>
          </table:table-cell>
          <table:table-cell office:value-type="float" office:value="679086648" calcext:value-type="float">
            <text:p>679086648</text:p>
          </table:table-cell>
          <table:table-cell office:value-type="float" office:value="9270946476" calcext:value-type="float">
            <text:p>9270946476</text:p>
          </table:table-cell>
          <table:table-cell office:value-type="float" office:value="9229740228" calcext:value-type="float">
            <text:p>92297402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258280" calcext:value-type="float">
            <text:p>659258280</text:p>
          </table:table-cell>
          <table:table-cell office:value-type="float" office:value="680018220" calcext:value-type="float">
            <text:p>680018220</text:p>
          </table:table-cell>
          <table:table-cell office:value-type="float" office:value="9263975544" calcext:value-type="float">
            <text:p>9263975544</text:p>
          </table:table-cell>
          <table:table-cell office:value-type="float" office:value="9227088936" calcext:value-type="float">
            <text:p>92270889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0727800" calcext:value-type="float">
            <text:p>660727800</text:p>
          </table:table-cell>
          <table:table-cell office:value-type="float" office:value="682951824" calcext:value-type="float">
            <text:p>682951824</text:p>
          </table:table-cell>
          <table:table-cell office:value-type="float" office:value="9266423220" calcext:value-type="float">
            <text:p>9266423220</text:p>
          </table:table-cell>
          <table:table-cell office:value-type="float" office:value="9224139600" calcext:value-type="float">
            <text:p>92241396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910664" calcext:value-type="float">
            <text:p>658910664</text:p>
          </table:table-cell>
          <table:table-cell office:value-type="float" office:value="679739616" calcext:value-type="float">
            <text:p>679739616</text:p>
          </table:table-cell>
          <table:table-cell office:value-type="float" office:value="9265473324" calcext:value-type="float">
            <text:p>9265473324</text:p>
          </table:table-cell>
          <table:table-cell office:value-type="float" office:value="9222692292" calcext:value-type="float">
            <text:p>92226922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940240" calcext:value-type="float">
            <text:p>656940240</text:p>
          </table:table-cell>
          <table:table-cell office:value-type="float" office:value="683855928" calcext:value-type="float">
            <text:p>683855928</text:p>
          </table:table-cell>
          <table:table-cell office:value-type="float" office:value="9260982900" calcext:value-type="float">
            <text:p>9260982900</text:p>
          </table:table-cell>
          <table:table-cell office:value-type="float" office:value="9229554252" calcext:value-type="float">
            <text:p>92295542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490320" calcext:value-type="float">
            <text:p>657490320</text:p>
          </table:table-cell>
          <table:table-cell office:value-type="float" office:value="681066864" calcext:value-type="float">
            <text:p>681066864</text:p>
          </table:table-cell>
          <table:table-cell office:value-type="float" office:value="9257418504" calcext:value-type="float">
            <text:p>9257418504</text:p>
          </table:table-cell>
          <table:table-cell office:value-type="float" office:value="9223093800" calcext:value-type="float">
            <text:p>92230938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793440" calcext:value-type="float">
            <text:p>657793440</text:p>
          </table:table-cell>
          <table:table-cell office:value-type="float" office:value="683373816" calcext:value-type="float">
            <text:p>683373816</text:p>
          </table:table-cell>
          <table:table-cell office:value-type="float" office:value="9264824604" calcext:value-type="float">
            <text:p>9264824604</text:p>
          </table:table-cell>
          <table:table-cell office:value-type="float" office:value="9221602752" calcext:value-type="float">
            <text:p>92216027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844848" calcext:value-type="float">
            <text:p>657844848</text:p>
          </table:table-cell>
          <table:table-cell office:value-type="float" office:value="680550876" calcext:value-type="float">
            <text:p>680550876</text:p>
          </table:table-cell>
          <table:table-cell office:value-type="float" office:value="9263015568" calcext:value-type="float">
            <text:p>9263015568</text:p>
          </table:table-cell>
          <table:table-cell office:value-type="float" office:value="9221759496" calcext:value-type="float">
            <text:p>92217594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198872" calcext:value-type="float">
            <text:p>658198872</text:p>
          </table:table-cell>
          <table:table-cell office:value-type="float" office:value="682892784" calcext:value-type="float">
            <text:p>682892784</text:p>
          </table:table-cell>
          <table:table-cell office:value-type="float" office:value="9269552160" calcext:value-type="float">
            <text:p>9269552160</text:p>
          </table:table-cell>
          <table:table-cell office:value-type="float" office:value="9221570892" calcext:value-type="float">
            <text:p>92215708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230840" calcext:value-type="float">
            <text:p>658230840</text:p>
          </table:table-cell>
          <table:table-cell office:value-type="float" office:value="682118100" calcext:value-type="float">
            <text:p>682118100</text:p>
          </table:table-cell>
          <table:table-cell office:value-type="float" office:value="9266359356" calcext:value-type="float">
            <text:p>9266359356</text:p>
          </table:table-cell>
          <table:table-cell office:value-type="float" office:value="9223333704" calcext:value-type="float">
            <text:p>92233337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508788" calcext:value-type="float">
            <text:p>657508788</text:p>
          </table:table-cell>
          <table:table-cell office:value-type="float" office:value="679569408" calcext:value-type="float">
            <text:p>679569408</text:p>
          </table:table-cell>
          <table:table-cell office:value-type="float" office:value="9261545328" calcext:value-type="float">
            <text:p>9261545328</text:p>
          </table:table-cell>
          <table:table-cell office:value-type="float" office:value="9225068040" calcext:value-type="float">
            <text:p>92250680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634788" calcext:value-type="float">
            <text:p>657634788</text:p>
          </table:table-cell>
          <table:table-cell office:value-type="float" office:value="683056296" calcext:value-type="float">
            <text:p>683056296</text:p>
          </table:table-cell>
          <table:table-cell office:value-type="float" office:value="9271930248" calcext:value-type="float">
            <text:p>9271930248</text:p>
          </table:table-cell>
          <table:table-cell office:value-type="float" office:value="9225623304" calcext:value-type="float">
            <text:p>92256233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026684" calcext:value-type="float">
            <text:p>658026684</text:p>
          </table:table-cell>
          <table:table-cell office:value-type="float" office:value="680937588" calcext:value-type="float">
            <text:p>680937588</text:p>
          </table:table-cell>
          <table:table-cell office:value-type="float" office:value="9263029176" calcext:value-type="float">
            <text:p>9263029176</text:p>
          </table:table-cell>
          <table:table-cell office:value-type="float" office:value="9224309268" calcext:value-type="float">
            <text:p>92243092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883908" calcext:value-type="float">
            <text:p>657883908</text:p>
          </table:table-cell>
          <table:table-cell office:value-type="float" office:value="683500572" calcext:value-type="float">
            <text:p>683500572</text:p>
          </table:table-cell>
          <table:table-cell office:value-type="float" office:value="9260234640" calcext:value-type="float">
            <text:p>9260234640</text:p>
          </table:table-cell>
          <table:table-cell office:value-type="float" office:value="9236348604" calcext:value-type="float">
            <text:p>92363486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789084" calcext:value-type="float">
            <text:p>657789084</text:p>
          </table:table-cell>
          <table:table-cell office:value-type="float" office:value="689442516" calcext:value-type="float">
            <text:p>689442516</text:p>
          </table:table-cell>
          <table:table-cell office:value-type="float" office:value="9258451920" calcext:value-type="float">
            <text:p>9258451920</text:p>
          </table:table-cell>
          <table:table-cell office:value-type="float" office:value="9224497512" calcext:value-type="float">
            <text:p>92244975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992808" calcext:value-type="float">
            <text:p>657992808</text:p>
          </table:table-cell>
          <table:table-cell office:value-type="float" office:value="680734800" calcext:value-type="float">
            <text:p>680734800</text:p>
          </table:table-cell>
          <table:table-cell office:value-type="float" office:value="9257386644" calcext:value-type="float">
            <text:p>9257386644</text:p>
          </table:table-cell>
          <table:table-cell office:value-type="float" office:value="9224173944" calcext:value-type="float">
            <text:p>92241739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560520" calcext:value-type="float">
            <text:p>657560520</text:p>
          </table:table-cell>
          <table:table-cell office:value-type="float" office:value="680140116" calcext:value-type="float">
            <text:p>680140116</text:p>
          </table:table-cell>
          <table:table-cell office:value-type="float" office:value="9254232684" calcext:value-type="float">
            <text:p>9254232684</text:p>
          </table:table-cell>
          <table:table-cell office:value-type="float" office:value="9227133288" calcext:value-type="float">
            <text:p>92271332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452376" calcext:value-type="float">
            <text:p>657452376</text:p>
          </table:table-cell>
          <table:table-cell office:value-type="float" office:value="681057504" calcext:value-type="float">
            <text:p>681057504</text:p>
          </table:table-cell>
          <table:table-cell office:value-type="float" office:value="9252133776" calcext:value-type="float">
            <text:p>9252133776</text:p>
          </table:table-cell>
          <table:table-cell office:value-type="float" office:value="9230951556" calcext:value-type="float">
            <text:p>92309515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907840" calcext:value-type="float">
            <text:p>656907840</text:p>
          </table:table-cell>
          <table:table-cell office:value-type="float" office:value="681292260" calcext:value-type="float">
            <text:p>681292260</text:p>
          </table:table-cell>
          <table:table-cell office:value-type="float" office:value="9250138980" calcext:value-type="float">
            <text:p>9250138980</text:p>
          </table:table-cell>
          <table:table-cell office:value-type="float" office:value="9231505884" calcext:value-type="float">
            <text:p>92315058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163296" calcext:value-type="float">
            <text:p>657163296</text:p>
          </table:table-cell>
          <table:table-cell office:value-type="float" office:value="681755580" calcext:value-type="float">
            <text:p>681755580</text:p>
          </table:table-cell>
          <table:table-cell office:value-type="float" office:value="9268030332" calcext:value-type="float">
            <text:p>9268030332</text:p>
          </table:table-cell>
          <table:table-cell office:value-type="float" office:value="9230313744" calcext:value-type="float">
            <text:p>92303137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008568" calcext:value-type="float">
            <text:p>657008568</text:p>
          </table:table-cell>
          <table:table-cell office:value-type="float" office:value="681097644" calcext:value-type="float">
            <text:p>681097644</text:p>
          </table:table-cell>
          <table:table-cell office:value-type="float" office:value="9258616404" calcext:value-type="float">
            <text:p>9258616404</text:p>
          </table:table-cell>
          <table:table-cell office:value-type="float" office:value="9228580524" calcext:value-type="float">
            <text:p>92285805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412704" calcext:value-type="float">
            <text:p>657412704</text:p>
          </table:table-cell>
          <table:table-cell office:value-type="float" office:value="679714488" calcext:value-type="float">
            <text:p>679714488</text:p>
          </table:table-cell>
          <table:table-cell office:value-type="float" office:value="9259619328" calcext:value-type="float">
            <text:p>9259619328</text:p>
          </table:table-cell>
          <table:table-cell office:value-type="float" office:value="9233119548" calcext:value-type="float">
            <text:p>92331195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297828" calcext:value-type="float">
            <text:p>657297828</text:p>
          </table:table-cell>
          <table:table-cell office:value-type="float" office:value="681541776" calcext:value-type="float">
            <text:p>681541776</text:p>
          </table:table-cell>
          <table:table-cell office:value-type="float" office:value="9257277672" calcext:value-type="float">
            <text:p>9257277672</text:p>
          </table:table-cell>
          <table:table-cell office:value-type="float" office:value="9232940700" calcext:value-type="float">
            <text:p>92329407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155736" calcext:value-type="float">
            <text:p>657155736</text:p>
          </table:table-cell>
          <table:table-cell office:value-type="float" office:value="682501032" calcext:value-type="float">
            <text:p>682501032</text:p>
          </table:table-cell>
          <table:table-cell office:value-type="float" office:value="9258206580" calcext:value-type="float">
            <text:p>9258206580</text:p>
          </table:table-cell>
          <table:table-cell office:value-type="float" office:value="9230504580" calcext:value-type="float">
            <text:p>92305045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209988" calcext:value-type="float">
            <text:p>657209988</text:p>
          </table:table-cell>
          <table:table-cell office:value-type="float" office:value="683617536" calcext:value-type="float">
            <text:p>683617536</text:p>
          </table:table-cell>
          <table:table-cell office:value-type="float" office:value="9260650116" calcext:value-type="float">
            <text:p>9260650116</text:p>
          </table:table-cell>
          <table:table-cell office:value-type="float" office:value="9227482812" calcext:value-type="float">
            <text:p>92274828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747172" calcext:value-type="float">
            <text:p>656747172</text:p>
          </table:table-cell>
          <table:table-cell office:value-type="float" office:value="679493376" calcext:value-type="float">
            <text:p>679493376</text:p>
          </table:table-cell>
          <table:table-cell office:value-type="float" office:value="9258260760" calcext:value-type="float">
            <text:p>9258260760</text:p>
          </table:table-cell>
          <table:table-cell office:value-type="float" office:value="9222603696" calcext:value-type="float">
            <text:p>92226036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846964" calcext:value-type="float">
            <text:p>656846964</text:p>
          </table:table-cell>
          <table:table-cell office:value-type="float" office:value="686276640" calcext:value-type="float">
            <text:p>686276640</text:p>
          </table:table-cell>
          <table:table-cell office:value-type="float" office:value="9263017332" calcext:value-type="float">
            <text:p>9263017332</text:p>
          </table:table-cell>
          <table:table-cell office:value-type="float" office:value="9217597824" calcext:value-type="float">
            <text:p>92175978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333648" calcext:value-type="float">
            <text:p>657333648</text:p>
          </table:table-cell>
          <table:table-cell office:value-type="float" office:value="684581724" calcext:value-type="float">
            <text:p>684581724</text:p>
          </table:table-cell>
          <table:table-cell office:value-type="float" office:value="9261525672" calcext:value-type="float">
            <text:p>9261525672</text:p>
          </table:table-cell>
          <table:table-cell office:value-type="float" office:value="9217616832" calcext:value-type="float">
            <text:p>92176168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020016" calcext:value-type="float">
            <text:p>657020016</text:p>
          </table:table-cell>
          <table:table-cell office:value-type="float" office:value="680018868" calcext:value-type="float">
            <text:p>680018868</text:p>
          </table:table-cell>
          <table:table-cell office:value-type="float" office:value="9254558340" calcext:value-type="float">
            <text:p>9254558340</text:p>
          </table:table-cell>
          <table:table-cell office:value-type="float" office:value="9218501388" calcext:value-type="float">
            <text:p>92185013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987724" calcext:value-type="float">
            <text:p>656987724</text:p>
          </table:table-cell>
          <table:table-cell office:value-type="float" office:value="686879712" calcext:value-type="float">
            <text:p>686879712</text:p>
          </table:table-cell>
          <table:table-cell office:value-type="float" office:value="9256414392" calcext:value-type="float">
            <text:p>9256414392</text:p>
          </table:table-cell>
          <table:table-cell office:value-type="float" office:value="9221060232" calcext:value-type="float">
            <text:p>92210602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064044" calcext:value-type="float">
            <text:p>657064044</text:p>
          </table:table-cell>
          <table:table-cell office:value-type="float" office:value="680281776" calcext:value-type="float">
            <text:p>680281776</text:p>
          </table:table-cell>
          <table:table-cell office:value-type="float" office:value="9258482700" calcext:value-type="float">
            <text:p>9258482700</text:p>
          </table:table-cell>
          <table:table-cell office:value-type="float" office:value="9229121100" calcext:value-type="float">
            <text:p>92291211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787348" calcext:value-type="float">
            <text:p>656787348</text:p>
          </table:table-cell>
          <table:table-cell office:value-type="float" office:value="685550916" calcext:value-type="float">
            <text:p>685550916</text:p>
          </table:table-cell>
          <table:table-cell office:value-type="float" office:value="9263970360" calcext:value-type="float">
            <text:p>9263970360</text:p>
          </table:table-cell>
          <table:table-cell office:value-type="float" office:value="9230234724" calcext:value-type="float">
            <text:p>92302347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112896" calcext:value-type="float">
            <text:p>657112896</text:p>
          </table:table-cell>
          <table:table-cell office:value-type="float" office:value="680264712" calcext:value-type="float">
            <text:p>680264712</text:p>
          </table:table-cell>
          <table:table-cell office:value-type="float" office:value="9259919100" calcext:value-type="float">
            <text:p>9259919100</text:p>
          </table:table-cell>
          <table:table-cell office:value-type="float" office:value="9224612280" calcext:value-type="float">
            <text:p>92246122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619336" calcext:value-type="float">
            <text:p>656619336</text:p>
          </table:table-cell>
          <table:table-cell office:value-type="float" office:value="680615784" calcext:value-type="float">
            <text:p>680615784</text:p>
          </table:table-cell>
          <table:table-cell office:value-type="float" office:value="9254878560" calcext:value-type="float">
            <text:p>9254878560</text:p>
          </table:table-cell>
          <table:table-cell office:value-type="float" office:value="9219167352" calcext:value-type="float">
            <text:p>92191673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586432" calcext:value-type="float">
            <text:p>656586432</text:p>
          </table:table-cell>
          <table:table-cell office:value-type="float" office:value="692540424" calcext:value-type="float">
            <text:p>692540424</text:p>
          </table:table-cell>
          <table:table-cell office:value-type="float" office:value="9261232020" calcext:value-type="float">
            <text:p>9261232020</text:p>
          </table:table-cell>
          <table:table-cell office:value-type="float" office:value="9237259836" calcext:value-type="float">
            <text:p>92372598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673884" calcext:value-type="float">
            <text:p>657673884</text:p>
          </table:table-cell>
          <table:table-cell office:value-type="float" office:value="693951768" calcext:value-type="float">
            <text:p>693951768</text:p>
          </table:table-cell>
          <table:table-cell office:value-type="float" office:value="9265353804" calcext:value-type="float">
            <text:p>9265353804</text:p>
          </table:table-cell>
          <table:table-cell office:value-type="float" office:value="9233811792" calcext:value-type="float">
            <text:p>92338117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886492" calcext:value-type="float">
            <text:p>656886492</text:p>
          </table:table-cell>
          <table:table-cell office:value-type="float" office:value="685364976" calcext:value-type="float">
            <text:p>685364976</text:p>
          </table:table-cell>
          <table:table-cell office:value-type="float" office:value="9260392536" calcext:value-type="float">
            <text:p>9260392536</text:p>
          </table:table-cell>
          <table:table-cell office:value-type="float" office:value="9232178868" calcext:value-type="float">
            <text:p>92321788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696880" calcext:value-type="float">
            <text:p>656696880</text:p>
          </table:table-cell>
          <table:table-cell office:value-type="float" office:value="681325344" calcext:value-type="float">
            <text:p>681325344</text:p>
          </table:table-cell>
          <table:table-cell office:value-type="float" office:value="9263787768" calcext:value-type="float">
            <text:p>9263787768</text:p>
          </table:table-cell>
          <table:table-cell office:value-type="float" office:value="9228985380" calcext:value-type="float">
            <text:p>92289853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650440" calcext:value-type="float">
            <text:p>656650440</text:p>
          </table:table-cell>
          <table:table-cell office:value-type="float" office:value="687120048" calcext:value-type="float">
            <text:p>687120048</text:p>
          </table:table-cell>
          <table:table-cell office:value-type="float" office:value="9259460928" calcext:value-type="float">
            <text:p>9259460928</text:p>
          </table:table-cell>
          <table:table-cell office:value-type="float" office:value="9230401476" calcext:value-type="float">
            <text:p>92304014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817480" calcext:value-type="float">
            <text:p>656817480</text:p>
          </table:table-cell>
          <table:table-cell office:value-type="float" office:value="680050836" calcext:value-type="float">
            <text:p>680050836</text:p>
          </table:table-cell>
          <table:table-cell office:value-type="float" office:value="9259647516" calcext:value-type="float">
            <text:p>9259647516</text:p>
          </table:table-cell>
          <table:table-cell office:value-type="float" office:value="9212635872" calcext:value-type="float">
            <text:p>92126358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657100" calcext:value-type="float">
            <text:p>656657100</text:p>
          </table:table-cell>
          <table:table-cell office:value-type="float" office:value="678869208" calcext:value-type="float">
            <text:p>678869208</text:p>
          </table:table-cell>
          <table:table-cell office:value-type="float" office:value="9255552228" calcext:value-type="float">
            <text:p>9255552228</text:p>
          </table:table-cell>
          <table:table-cell office:value-type="float" office:value="9224177796" calcext:value-type="float">
            <text:p>92241777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792244" calcext:value-type="float">
            <text:p>656792244</text:p>
          </table:table-cell>
          <table:table-cell office:value-type="float" office:value="688164084" calcext:value-type="float">
            <text:p>688164084</text:p>
          </table:table-cell>
          <table:table-cell office:value-type="float" office:value="9262087740" calcext:value-type="float">
            <text:p>9262087740</text:p>
          </table:table-cell>
          <table:table-cell office:value-type="float" office:value="9223560360" calcext:value-type="float">
            <text:p>92235603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782560" calcext:value-type="float">
            <text:p>656782560</text:p>
          </table:table-cell>
          <table:table-cell office:value-type="float" office:value="680701644" calcext:value-type="float">
            <text:p>680701644</text:p>
          </table:table-cell>
          <table:table-cell office:value-type="float" office:value="9255810060" calcext:value-type="float">
            <text:p>9255810060</text:p>
          </table:table-cell>
          <table:table-cell office:value-type="float" office:value="9219718548" calcext:value-type="float">
            <text:p>92197185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791884" calcext:value-type="float">
            <text:p>656791884</text:p>
          </table:table-cell>
          <table:table-cell office:value-type="float" office:value="680114808" calcext:value-type="float">
            <text:p>680114808</text:p>
          </table:table-cell>
          <table:table-cell office:value-type="float" office:value="9261004788" calcext:value-type="float">
            <text:p>9261004788</text:p>
          </table:table-cell>
          <table:table-cell office:value-type="float" office:value="9225493848" calcext:value-type="float">
            <text:p>92254938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881092" calcext:value-type="float">
            <text:p>656881092</text:p>
          </table:table-cell>
          <table:table-cell office:value-type="float" office:value="679259088" calcext:value-type="float">
            <text:p>679259088</text:p>
          </table:table-cell>
          <table:table-cell office:value-type="float" office:value="9255180960" calcext:value-type="float">
            <text:p>9255180960</text:p>
          </table:table-cell>
          <table:table-cell office:value-type="float" office:value="9225811764" calcext:value-type="float">
            <text:p>92258117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720172" calcext:value-type="float">
            <text:p>656720172</text:p>
          </table:table-cell>
          <table:table-cell office:value-type="float" office:value="679274316" calcext:value-type="float">
            <text:p>679274316</text:p>
          </table:table-cell>
          <table:table-cell office:value-type="float" office:value="9257775192" calcext:value-type="float">
            <text:p>9257775192</text:p>
          </table:table-cell>
          <table:table-cell office:value-type="float" office:value="9226547892" calcext:value-type="float">
            <text:p>92265478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667180" calcext:value-type="float">
            <text:p>656667180</text:p>
          </table:table-cell>
          <table:table-cell office:value-type="float" office:value="683883432" calcext:value-type="float">
            <text:p>683883432</text:p>
          </table:table-cell>
          <table:table-cell office:value-type="float" office:value="9257601456" calcext:value-type="float">
            <text:p>9257601456</text:p>
          </table:table-cell>
          <table:table-cell office:value-type="float" office:value="9214798968" calcext:value-type="float">
            <text:p>92147989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942940" calcext:value-type="float">
            <text:p>656942940</text:p>
          </table:table-cell>
          <table:table-cell office:value-type="float" office:value="691760340" calcext:value-type="float">
            <text:p>691760340</text:p>
          </table:table-cell>
          <table:table-cell office:value-type="float" office:value="9314600832" calcext:value-type="float">
            <text:p>9314600832</text:p>
          </table:table-cell>
          <table:table-cell office:value-type="float" office:value="9220211892" calcext:value-type="float">
            <text:p>92202118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458604" calcext:value-type="float">
            <text:p>657458604</text:p>
          </table:table-cell>
          <table:table-cell office:value-type="float" office:value="678366036" calcext:value-type="float">
            <text:p>678366036</text:p>
          </table:table-cell>
          <table:table-cell office:value-type="float" office:value="9282648600" calcext:value-type="float">
            <text:p>9282648600</text:p>
          </table:table-cell>
          <table:table-cell office:value-type="float" office:value="9217258056" calcext:value-type="float">
            <text:p>92172580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2939820" calcext:value-type="float">
            <text:p>662939820</text:p>
          </table:table-cell>
          <table:table-cell office:value-type="float" office:value="681600492" calcext:value-type="float">
            <text:p>681600492</text:p>
          </table:table-cell>
          <table:table-cell office:value-type="float" office:value="9271624680" calcext:value-type="float">
            <text:p>9271624680</text:p>
          </table:table-cell>
          <table:table-cell office:value-type="float" office:value="9222185412" calcext:value-type="float">
            <text:p>92221854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4423776" calcext:value-type="float">
            <text:p>664423776</text:p>
          </table:table-cell>
          <table:table-cell office:value-type="float" office:value="684411912" calcext:value-type="float">
            <text:p>684411912</text:p>
          </table:table-cell>
          <table:table-cell office:value-type="float" office:value="9274463496" calcext:value-type="float">
            <text:p>9274463496</text:p>
          </table:table-cell>
          <table:table-cell office:value-type="float" office:value="9221810976" calcext:value-type="float">
            <text:p>92218109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4633044" calcext:value-type="float">
            <text:p>664633044</text:p>
          </table:table-cell>
          <table:table-cell office:value-type="float" office:value="677639916" calcext:value-type="float">
            <text:p>677639916</text:p>
          </table:table-cell>
          <table:table-cell office:value-type="float" office:value="9269990496" calcext:value-type="float">
            <text:p>9269990496</text:p>
          </table:table-cell>
          <table:table-cell office:value-type="float" office:value="9220068432" calcext:value-type="float">
            <text:p>92200684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4613784" calcext:value-type="float">
            <text:p>664613784</text:p>
          </table:table-cell>
          <table:table-cell office:value-type="float" office:value="683445168" calcext:value-type="float">
            <text:p>683445168</text:p>
          </table:table-cell>
          <table:table-cell office:value-type="float" office:value="9271282716" calcext:value-type="float">
            <text:p>9271282716</text:p>
          </table:table-cell>
          <table:table-cell office:value-type="float" office:value="9218744856" calcext:value-type="float">
            <text:p>92187448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4206012" calcext:value-type="float">
            <text:p>664206012</text:p>
          </table:table-cell>
          <table:table-cell office:value-type="float" office:value="683681364" calcext:value-type="float">
            <text:p>683681364</text:p>
          </table:table-cell>
          <table:table-cell office:value-type="float" office:value="9270952092" calcext:value-type="float">
            <text:p>9270952092</text:p>
          </table:table-cell>
          <table:table-cell office:value-type="float" office:value="9216301356" calcext:value-type="float">
            <text:p>92163013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2480244" calcext:value-type="float">
            <text:p>662480244</text:p>
          </table:table-cell>
          <table:table-cell office:value-type="float" office:value="682920828" calcext:value-type="float">
            <text:p>682920828</text:p>
          </table:table-cell>
          <table:table-cell office:value-type="float" office:value="9270824688" calcext:value-type="float">
            <text:p>9270824688</text:p>
          </table:table-cell>
          <table:table-cell office:value-type="float" office:value="9219853440" calcext:value-type="float">
            <text:p>92198534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276008" calcext:value-type="float">
            <text:p>661276008</text:p>
          </table:table-cell>
          <table:table-cell office:value-type="float" office:value="680017644" calcext:value-type="float">
            <text:p>680017644</text:p>
          </table:table-cell>
          <table:table-cell office:value-type="float" office:value="9274251420" calcext:value-type="float">
            <text:p>9274251420</text:p>
          </table:table-cell>
          <table:table-cell office:value-type="float" office:value="9214382304" calcext:value-type="float">
            <text:p>92143823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137336" calcext:value-type="float">
            <text:p>661137336</text:p>
          </table:table-cell>
          <table:table-cell office:value-type="float" office:value="689862528" calcext:value-type="float">
            <text:p>689862528</text:p>
          </table:table-cell>
          <table:table-cell office:value-type="float" office:value="9274655808" calcext:value-type="float">
            <text:p>9274655808</text:p>
          </table:table-cell>
          <table:table-cell office:value-type="float" office:value="9226115352" calcext:value-type="float">
            <text:p>92261153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902840" calcext:value-type="float">
            <text:p>661902840</text:p>
          </table:table-cell>
          <table:table-cell office:value-type="float" office:value="679778568" calcext:value-type="float">
            <text:p>679778568</text:p>
          </table:table-cell>
          <table:table-cell office:value-type="float" office:value="9276474096" calcext:value-type="float">
            <text:p>9276474096</text:p>
          </table:table-cell>
          <table:table-cell office:value-type="float" office:value="9225200664" calcext:value-type="float">
            <text:p>92252006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486644" calcext:value-type="float">
            <text:p>661486644</text:p>
          </table:table-cell>
          <table:table-cell office:value-type="float" office:value="678363876" calcext:value-type="float">
            <text:p>678363876</text:p>
          </table:table-cell>
          <table:table-cell office:value-type="float" office:value="9272729556" calcext:value-type="float">
            <text:p>9272729556</text:p>
          </table:table-cell>
          <table:table-cell office:value-type="float" office:value="9223239060" calcext:value-type="float">
            <text:p>92232390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486680" calcext:value-type="float">
            <text:p>661486680</text:p>
          </table:table-cell>
          <table:table-cell office:value-type="float" office:value="678445632" calcext:value-type="float">
            <text:p>678445632</text:p>
          </table:table-cell>
          <table:table-cell office:value-type="float" office:value="9269019684" calcext:value-type="float">
            <text:p>9269019684</text:p>
          </table:table-cell>
          <table:table-cell office:value-type="float" office:value="9223331688" calcext:value-type="float">
            <text:p>92233316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599972" calcext:value-type="float">
            <text:p>661599972</text:p>
          </table:table-cell>
          <table:table-cell office:value-type="float" office:value="679189536" calcext:value-type="float">
            <text:p>679189536</text:p>
          </table:table-cell>
          <table:table-cell office:value-type="float" office:value="9267278076" calcext:value-type="float">
            <text:p>9267278076</text:p>
          </table:table-cell>
          <table:table-cell office:value-type="float" office:value="9225907380" calcext:value-type="float">
            <text:p>92259073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1861836" calcext:value-type="float">
            <text:p>661861836</text:p>
          </table:table-cell>
          <table:table-cell office:value-type="float" office:value="682098552" calcext:value-type="float">
            <text:p>682098552</text:p>
          </table:table-cell>
          <table:table-cell office:value-type="float" office:value="9273557160" calcext:value-type="float">
            <text:p>9273557160</text:p>
          </table:table-cell>
          <table:table-cell office:value-type="float" office:value="9222277716" calcext:value-type="float">
            <text:p>92222777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2244804" calcext:value-type="float">
            <text:p>662244804</text:p>
          </table:table-cell>
          <table:table-cell office:value-type="float" office:value="683826516" calcext:value-type="float">
            <text:p>683826516</text:p>
          </table:table-cell>
          <table:table-cell office:value-type="float" office:value="9267950340" calcext:value-type="float">
            <text:p>9267950340</text:p>
          </table:table-cell>
          <table:table-cell office:value-type="float" office:value="9219106728" calcext:value-type="float">
            <text:p>92191067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758168" calcext:value-type="float">
            <text:p>658758168</text:p>
          </table:table-cell>
          <table:table-cell office:value-type="float" office:value="678452508" calcext:value-type="float">
            <text:p>678452508</text:p>
          </table:table-cell>
          <table:table-cell office:value-type="float" office:value="9263486304" calcext:value-type="float">
            <text:p>9263486304</text:p>
          </table:table-cell>
          <table:table-cell office:value-type="float" office:value="9226295424" calcext:value-type="float">
            <text:p>92262954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913384" calcext:value-type="float">
            <text:p>656913384</text:p>
          </table:table-cell>
          <table:table-cell office:value-type="float" office:value="682307388" calcext:value-type="float">
            <text:p>682307388</text:p>
          </table:table-cell>
          <table:table-cell office:value-type="float" office:value="9273176820" calcext:value-type="float">
            <text:p>9273176820</text:p>
          </table:table-cell>
          <table:table-cell office:value-type="float" office:value="9221207796" calcext:value-type="float">
            <text:p>92212077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032668" calcext:value-type="float">
            <text:p>659032668</text:p>
          </table:table-cell>
          <table:table-cell office:value-type="float" office:value="682165620" calcext:value-type="float">
            <text:p>682165620</text:p>
          </table:table-cell>
          <table:table-cell office:value-type="float" office:value="9271679112" calcext:value-type="float">
            <text:p>9271679112</text:p>
          </table:table-cell>
          <table:table-cell office:value-type="float" office:value="9220772124" calcext:value-type="float">
            <text:p>92207721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013192" calcext:value-type="float">
            <text:p>659013192</text:p>
          </table:table-cell>
          <table:table-cell office:value-type="float" office:value="677729412" calcext:value-type="float">
            <text:p>677729412</text:p>
          </table:table-cell>
          <table:table-cell office:value-type="float" office:value="9269752248" calcext:value-type="float">
            <text:p>9269752248</text:p>
          </table:table-cell>
          <table:table-cell office:value-type="float" office:value="9219884328" calcext:value-type="float">
            <text:p>92198843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047896" calcext:value-type="float">
            <text:p>659047896</text:p>
          </table:table-cell>
          <table:table-cell office:value-type="float" office:value="679487760" calcext:value-type="float">
            <text:p>679487760</text:p>
          </table:table-cell>
          <table:table-cell office:value-type="float" office:value="9272548548" calcext:value-type="float">
            <text:p>9272548548</text:p>
          </table:table-cell>
          <table:table-cell office:value-type="float" office:value="9233466732" calcext:value-type="float">
            <text:p>92334667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259216" calcext:value-type="float">
            <text:p>659259216</text:p>
          </table:table-cell>
          <table:table-cell office:value-type="float" office:value="680200740" calcext:value-type="float">
            <text:p>680200740</text:p>
          </table:table-cell>
          <table:table-cell office:value-type="float" office:value="9268454412" calcext:value-type="float">
            <text:p>9268454412</text:p>
          </table:table-cell>
          <table:table-cell office:value-type="float" office:value="9232994880" calcext:value-type="float">
            <text:p>92329948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038844" calcext:value-type="float">
            <text:p>657038844</text:p>
          </table:table-cell>
          <table:table-cell office:value-type="float" office:value="685128132" calcext:value-type="float">
            <text:p>685128132</text:p>
          </table:table-cell>
          <table:table-cell office:value-type="float" office:value="9269344584" calcext:value-type="float">
            <text:p>9269344584</text:p>
          </table:table-cell>
          <table:table-cell office:value-type="float" office:value="9224707248" calcext:value-type="float">
            <text:p>92247072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931940" calcext:value-type="float">
            <text:p>658931940</text:p>
          </table:table-cell>
          <table:table-cell office:value-type="float" office:value="677441916" calcext:value-type="float">
            <text:p>677441916</text:p>
          </table:table-cell>
          <table:table-cell office:value-type="float" office:value="9271359684" calcext:value-type="float">
            <text:p>9271359684</text:p>
          </table:table-cell>
          <table:table-cell office:value-type="float" office:value="9224473500" calcext:value-type="float">
            <text:p>92244735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312928" calcext:value-type="float">
            <text:p>659312928</text:p>
          </table:table-cell>
          <table:table-cell office:value-type="float" office:value="684987228" calcext:value-type="float">
            <text:p>684987228</text:p>
          </table:table-cell>
          <table:table-cell office:value-type="float" office:value="9271026324" calcext:value-type="float">
            <text:p>9271026324</text:p>
          </table:table-cell>
          <table:table-cell office:value-type="float" office:value="9220399452" calcext:value-type="float">
            <text:p>92203994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057364" calcext:value-type="float">
            <text:p>659057364</text:p>
          </table:table-cell>
          <table:table-cell office:value-type="float" office:value="678019824" calcext:value-type="float">
            <text:p>678019824</text:p>
          </table:table-cell>
          <table:table-cell office:value-type="float" office:value="9268059852" calcext:value-type="float">
            <text:p>9268059852</text:p>
          </table:table-cell>
          <table:table-cell office:value-type="float" office:value="9225069624" calcext:value-type="float">
            <text:p>92250696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090196" calcext:value-type="float">
            <text:p>659090196</text:p>
          </table:table-cell>
          <table:table-cell office:value-type="float" office:value="679914576" calcext:value-type="float">
            <text:p>679914576</text:p>
          </table:table-cell>
          <table:table-cell office:value-type="float" office:value="9271350468" calcext:value-type="float">
            <text:p>9271350468</text:p>
          </table:table-cell>
          <table:table-cell office:value-type="float" office:value="9228524292" calcext:value-type="float">
            <text:p>92285242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862712" calcext:value-type="float">
            <text:p>658862712</text:p>
          </table:table-cell>
          <table:table-cell office:value-type="float" office:value="681733368" calcext:value-type="float">
            <text:p>681733368</text:p>
          </table:table-cell>
          <table:table-cell office:value-type="float" office:value="9267029460" calcext:value-type="float">
            <text:p>9267029460</text:p>
          </table:table-cell>
          <table:table-cell office:value-type="float" office:value="9220431528" calcext:value-type="float">
            <text:p>92204315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196360" calcext:value-type="float">
            <text:p>659196360</text:p>
          </table:table-cell>
          <table:table-cell office:value-type="float" office:value="679255236" calcext:value-type="float">
            <text:p>679255236</text:p>
          </table:table-cell>
          <table:table-cell office:value-type="float" office:value="9276873372" calcext:value-type="float">
            <text:p>9276873372</text:p>
          </table:table-cell>
          <table:table-cell office:value-type="float" office:value="9234033408" calcext:value-type="float">
            <text:p>92340334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249964" calcext:value-type="float">
            <text:p>659249964</text:p>
          </table:table-cell>
          <table:table-cell office:value-type="float" office:value="677641680" calcext:value-type="float">
            <text:p>677641680</text:p>
          </table:table-cell>
          <table:table-cell office:value-type="float" office:value="9272355768" calcext:value-type="float">
            <text:p>9272355768</text:p>
          </table:table-cell>
          <table:table-cell office:value-type="float" office:value="9219674484" calcext:value-type="float">
            <text:p>92196744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0624912" calcext:value-type="float">
            <text:p>660624912</text:p>
          </table:table-cell>
          <table:table-cell office:value-type="float" office:value="687230856" calcext:value-type="float">
            <text:p>687230856</text:p>
          </table:table-cell>
          <table:table-cell office:value-type="float" office:value="9275497848" calcext:value-type="float">
            <text:p>9275497848</text:p>
          </table:table-cell>
          <table:table-cell office:value-type="float" office:value="9222554880" calcext:value-type="float">
            <text:p>92225548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819772" calcext:value-type="float">
            <text:p>659819772</text:p>
          </table:table-cell>
          <table:table-cell office:value-type="float" office:value="684167400" calcext:value-type="float">
            <text:p>684167400</text:p>
          </table:table-cell>
          <table:table-cell office:value-type="float" office:value="9271997064" calcext:value-type="float">
            <text:p>9271997064</text:p>
          </table:table-cell>
          <table:table-cell office:value-type="float" office:value="9215488296" calcext:value-type="float">
            <text:p>92154882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656080" calcext:value-type="float">
            <text:p>659656080</text:p>
          </table:table-cell>
          <table:table-cell office:value-type="float" office:value="689641560" calcext:value-type="float">
            <text:p>689641560</text:p>
          </table:table-cell>
          <table:table-cell office:value-type="float" office:value="9275479704" calcext:value-type="float">
            <text:p>9275479704</text:p>
          </table:table-cell>
          <table:table-cell office:value-type="float" office:value="9220416264" calcext:value-type="float">
            <text:p>92204162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830788" calcext:value-type="float">
            <text:p>659830788</text:p>
          </table:table-cell>
          <table:table-cell office:value-type="float" office:value="685628784" calcext:value-type="float">
            <text:p>685628784</text:p>
          </table:table-cell>
          <table:table-cell office:value-type="float" office:value="9268083432" calcext:value-type="float">
            <text:p>9268083432</text:p>
          </table:table-cell>
          <table:table-cell office:value-type="float" office:value="9216025380" calcext:value-type="float">
            <text:p>92160253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601180" calcext:value-type="float">
            <text:p>659601180</text:p>
          </table:table-cell>
          <table:table-cell office:value-type="float" office:value="677024928" calcext:value-type="float">
            <text:p>677024928</text:p>
          </table:table-cell>
          <table:table-cell office:value-type="float" office:value="9272726208" calcext:value-type="float">
            <text:p>9272726208</text:p>
          </table:table-cell>
          <table:table-cell office:value-type="float" office:value="9225562356" calcext:value-type="float">
            <text:p>92255623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450448" calcext:value-type="float">
            <text:p>659450448</text:p>
          </table:table-cell>
          <table:table-cell office:value-type="float" office:value="675817020" calcext:value-type="float">
            <text:p>675817020</text:p>
          </table:table-cell>
          <table:table-cell office:value-type="float" office:value="9274469868" calcext:value-type="float">
            <text:p>9274469868</text:p>
          </table:table-cell>
          <table:table-cell office:value-type="float" office:value="9220325364" calcext:value-type="float">
            <text:p>92203253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757672" calcext:value-type="float">
            <text:p>659757672</text:p>
          </table:table-cell>
          <table:table-cell office:value-type="float" office:value="677750796" calcext:value-type="float">
            <text:p>677750796</text:p>
          </table:table-cell>
          <table:table-cell office:value-type="float" office:value="9274838760" calcext:value-type="float">
            <text:p>9274838760</text:p>
          </table:table-cell>
          <table:table-cell office:value-type="float" office:value="9218645820" calcext:value-type="float">
            <text:p>92186458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674440" calcext:value-type="float">
            <text:p>659674440</text:p>
          </table:table-cell>
          <table:table-cell office:value-type="float" office:value="681699492" calcext:value-type="float">
            <text:p>681699492</text:p>
          </table:table-cell>
          <table:table-cell office:value-type="float" office:value="9272420064" calcext:value-type="float">
            <text:p>9272420064</text:p>
          </table:table-cell>
          <table:table-cell office:value-type="float" office:value="9213346188" calcext:value-type="float">
            <text:p>92133461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331144" calcext:value-type="float">
            <text:p>659331144</text:p>
          </table:table-cell>
          <table:table-cell office:value-type="float" office:value="682425972" calcext:value-type="float">
            <text:p>682425972</text:p>
          </table:table-cell>
          <table:table-cell office:value-type="float" office:value="9265779108" calcext:value-type="float">
            <text:p>9265779108</text:p>
          </table:table-cell>
          <table:table-cell office:value-type="float" office:value="9218759400" calcext:value-type="float">
            <text:p>92187594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580012" calcext:value-type="float">
            <text:p>659580012</text:p>
          </table:table-cell>
          <table:table-cell office:value-type="float" office:value="681610968" calcext:value-type="float">
            <text:p>681610968</text:p>
          </table:table-cell>
          <table:table-cell office:value-type="float" office:value="9263279772" calcext:value-type="float">
            <text:p>9263279772</text:p>
          </table:table-cell>
          <table:table-cell office:value-type="float" office:value="9222902496" calcext:value-type="float">
            <text:p>92229024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383488" calcext:value-type="float">
            <text:p>659383488</text:p>
          </table:table-cell>
          <table:table-cell office:value-type="float" office:value="677900988" calcext:value-type="float">
            <text:p>677900988</text:p>
          </table:table-cell>
          <table:table-cell office:value-type="float" office:value="9271877292" calcext:value-type="float">
            <text:p>9271877292</text:p>
          </table:table-cell>
          <table:table-cell office:value-type="float" office:value="9228810096" calcext:value-type="float">
            <text:p>92288100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326824" calcext:value-type="float">
            <text:p>659326824</text:p>
          </table:table-cell>
          <table:table-cell office:value-type="float" office:value="684297036" calcext:value-type="float">
            <text:p>684297036</text:p>
          </table:table-cell>
          <table:table-cell office:value-type="float" office:value="9267297948" calcext:value-type="float">
            <text:p>9267297948</text:p>
          </table:table-cell>
          <table:table-cell office:value-type="float" office:value="9220039560" calcext:value-type="float">
            <text:p>92200395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394144" calcext:value-type="float">
            <text:p>659394144</text:p>
          </table:table-cell>
          <table:table-cell office:value-type="float" office:value="677694996" calcext:value-type="float">
            <text:p>677694996</text:p>
          </table:table-cell>
          <table:table-cell office:value-type="float" office:value="9263786292" calcext:value-type="float">
            <text:p>9263786292</text:p>
          </table:table-cell>
          <table:table-cell office:value-type="float" office:value="9226297512" calcext:value-type="float">
            <text:p>92262975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565856" calcext:value-type="float">
            <text:p>658565856</text:p>
          </table:table-cell>
          <table:table-cell office:value-type="float" office:value="688371660" calcext:value-type="float">
            <text:p>688371660</text:p>
          </table:table-cell>
          <table:table-cell office:value-type="float" office:value="9260830404" calcext:value-type="float">
            <text:p>9260830404</text:p>
          </table:table-cell>
          <table:table-cell office:value-type="float" office:value="9223538904" calcext:value-type="float">
            <text:p>92235389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298056" calcext:value-type="float">
            <text:p>654298056</text:p>
          </table:table-cell>
          <table:table-cell office:value-type="float" office:value="682136532" calcext:value-type="float">
            <text:p>682136532</text:p>
          </table:table-cell>
          <table:table-cell office:value-type="float" office:value="9261594432" calcext:value-type="float">
            <text:p>9261594432</text:p>
          </table:table-cell>
          <table:table-cell office:value-type="float" office:value="9225936324" calcext:value-type="float">
            <text:p>92259363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469740" calcext:value-type="float">
            <text:p>654469740</text:p>
          </table:table-cell>
          <table:table-cell office:value-type="float" office:value="676979748" calcext:value-type="float">
            <text:p>676979748</text:p>
          </table:table-cell>
          <table:table-cell office:value-type="float" office:value="9263091708" calcext:value-type="float">
            <text:p>9263091708</text:p>
          </table:table-cell>
          <table:table-cell office:value-type="float" office:value="9221047920" calcext:value-type="float">
            <text:p>92210479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756696" calcext:value-type="float">
            <text:p>654756696</text:p>
          </table:table-cell>
          <table:table-cell office:value-type="float" office:value="682008696" calcext:value-type="float">
            <text:p>682008696</text:p>
          </table:table-cell>
          <table:table-cell office:value-type="float" office:value="9268258212" calcext:value-type="float">
            <text:p>9268258212</text:p>
          </table:table-cell>
          <table:table-cell office:value-type="float" office:value="9219990744" calcext:value-type="float">
            <text:p>92199907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694308" calcext:value-type="float">
            <text:p>654694308</text:p>
          </table:table-cell>
          <table:table-cell office:value-type="float" office:value="675797868" calcext:value-type="float">
            <text:p>675797868</text:p>
          </table:table-cell>
          <table:table-cell office:value-type="float" office:value="9266966820" calcext:value-type="float">
            <text:p>9266966820</text:p>
          </table:table-cell>
          <table:table-cell office:value-type="float" office:value="9221211684" calcext:value-type="float">
            <text:p>92212116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728436" calcext:value-type="float">
            <text:p>654728436</text:p>
          </table:table-cell>
          <table:table-cell office:value-type="float" office:value="680268420" calcext:value-type="float">
            <text:p>680268420</text:p>
          </table:table-cell>
          <table:table-cell office:value-type="float" office:value="9266554152" calcext:value-type="float">
            <text:p>9266554152</text:p>
          </table:table-cell>
          <table:table-cell office:value-type="float" office:value="9227703744" calcext:value-type="float">
            <text:p>92277037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529392" calcext:value-type="float">
            <text:p>654529392</text:p>
          </table:table-cell>
          <table:table-cell office:value-type="float" office:value="677775276" calcext:value-type="float">
            <text:p>677775276</text:p>
          </table:table-cell>
          <table:table-cell office:value-type="float" office:value="9269197452" calcext:value-type="float">
            <text:p>9269197452</text:p>
          </table:table-cell>
          <table:table-cell office:value-type="float" office:value="9209304144" calcext:value-type="float">
            <text:p>92093041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2235220" calcext:value-type="float">
            <text:p>652235220</text:p>
          </table:table-cell>
          <table:table-cell office:value-type="float" office:value="682225668" calcext:value-type="float">
            <text:p>682225668</text:p>
          </table:table-cell>
          <table:table-cell office:value-type="float" office:value="9269172432" calcext:value-type="float">
            <text:p>9269172432</text:p>
          </table:table-cell>
          <table:table-cell office:value-type="float" office:value="9218021796" calcext:value-type="float">
            <text:p>92180217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578164" calcext:value-type="float">
            <text:p>653578164</text:p>
          </table:table-cell>
          <table:table-cell office:value-type="float" office:value="683829396" calcext:value-type="float">
            <text:p>683829396</text:p>
          </table:table-cell>
          <table:table-cell office:value-type="float" office:value="9264595968" calcext:value-type="float">
            <text:p>9264595968</text:p>
          </table:table-cell>
          <table:table-cell office:value-type="float" office:value="9218657808" calcext:value-type="float">
            <text:p>921865780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417900" calcext:value-type="float">
            <text:p>654417900</text:p>
          </table:table-cell>
          <table:table-cell office:value-type="float" office:value="678050028" calcext:value-type="float">
            <text:p>678050028</text:p>
          </table:table-cell>
          <table:table-cell office:value-type="float" office:value="9263863044" calcext:value-type="float">
            <text:p>9263863044</text:p>
          </table:table-cell>
          <table:table-cell office:value-type="float" office:value="9219526128" calcext:value-type="float">
            <text:p>92195261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492384" calcext:value-type="float">
            <text:p>654492384</text:p>
          </table:table-cell>
          <table:table-cell office:value-type="float" office:value="681812352" calcext:value-type="float">
            <text:p>681812352</text:p>
          </table:table-cell>
          <table:table-cell office:value-type="float" office:value="9267999336" calcext:value-type="float">
            <text:p>9267999336</text:p>
          </table:table-cell>
          <table:table-cell office:value-type="float" office:value="9221098896" calcext:value-type="float">
            <text:p>92210988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985396" calcext:value-type="float">
            <text:p>653985396</text:p>
          </table:table-cell>
          <table:table-cell office:value-type="float" office:value="683067816" calcext:value-type="float">
            <text:p>683067816</text:p>
          </table:table-cell>
          <table:table-cell office:value-type="float" office:value="9273150828" calcext:value-type="float">
            <text:p>9273150828</text:p>
          </table:table-cell>
          <table:table-cell office:value-type="float" office:value="9223862004" calcext:value-type="float">
            <text:p>92238620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637168" calcext:value-type="float">
            <text:p>653637168</text:p>
          </table:table-cell>
          <table:table-cell office:value-type="float" office:value="674902764" calcext:value-type="float">
            <text:p>674902764</text:p>
          </table:table-cell>
          <table:table-cell office:value-type="float" office:value="9267862140" calcext:value-type="float">
            <text:p>9267862140</text:p>
          </table:table-cell>
          <table:table-cell office:value-type="float" office:value="9233629020" calcext:value-type="float">
            <text:p>92336290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697540" calcext:value-type="float">
            <text:p>653697540</text:p>
          </table:table-cell>
          <table:table-cell office:value-type="float" office:value="677579040" calcext:value-type="float">
            <text:p>677579040</text:p>
          </table:table-cell>
          <table:table-cell office:value-type="float" office:value="9262431648" calcext:value-type="float">
            <text:p>9262431648</text:p>
          </table:table-cell>
          <table:table-cell office:value-type="float" office:value="9226568484" calcext:value-type="float">
            <text:p>92265684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764104" calcext:value-type="float">
            <text:p>653764104</text:p>
          </table:table-cell>
          <table:table-cell office:value-type="float" office:value="678545784" calcext:value-type="float">
            <text:p>678545784</text:p>
          </table:table-cell>
          <table:table-cell office:value-type="float" office:value="9269370756" calcext:value-type="float">
            <text:p>9269370756</text:p>
          </table:table-cell>
          <table:table-cell office:value-type="float" office:value="9218689524" calcext:value-type="float">
            <text:p>92186895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679792" calcext:value-type="float">
            <text:p>653679792</text:p>
          </table:table-cell>
          <table:table-cell office:value-type="float" office:value="678223368" calcext:value-type="float">
            <text:p>678223368</text:p>
          </table:table-cell>
          <table:table-cell office:value-type="float" office:value="9266854932" calcext:value-type="float">
            <text:p>9266854932</text:p>
          </table:table-cell>
          <table:table-cell office:value-type="float" office:value="9228901464" calcext:value-type="float">
            <text:p>92289014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370532" calcext:value-type="float">
            <text:p>655370532</text:p>
          </table:table-cell>
          <table:table-cell office:value-type="float" office:value="684421992" calcext:value-type="float">
            <text:p>684421992</text:p>
          </table:table-cell>
          <table:table-cell office:value-type="float" office:value="9270514188" calcext:value-type="float">
            <text:p>9270514188</text:p>
          </table:table-cell>
          <table:table-cell office:value-type="float" office:value="9221207292" calcext:value-type="float">
            <text:p>92212072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182496" calcext:value-type="float">
            <text:p>654182496</text:p>
          </table:table-cell>
          <table:table-cell office:value-type="float" office:value="680890068" calcext:value-type="float">
            <text:p>680890068</text:p>
          </table:table-cell>
          <table:table-cell office:value-type="float" office:value="9269446032" calcext:value-type="float">
            <text:p>9269446032</text:p>
          </table:table-cell>
          <table:table-cell office:value-type="float" office:value="9229839660" calcext:value-type="float">
            <text:p>92298396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029928" calcext:value-type="float">
            <text:p>654029928</text:p>
          </table:table-cell>
          <table:table-cell office:value-type="float" office:value="685099404" calcext:value-type="float">
            <text:p>685099404</text:p>
          </table:table-cell>
          <table:table-cell office:value-type="float" office:value="9271076544" calcext:value-type="float">
            <text:p>9271076544</text:p>
          </table:table-cell>
          <table:table-cell office:value-type="float" office:value="9221081004" calcext:value-type="float">
            <text:p>92210810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032772" calcext:value-type="float">
            <text:p>654032772</text:p>
          </table:table-cell>
          <table:table-cell office:value-type="float" office:value="676769760" calcext:value-type="float">
            <text:p>676769760</text:p>
          </table:table-cell>
          <table:table-cell office:value-type="float" office:value="9265526784" calcext:value-type="float">
            <text:p>9265526784</text:p>
          </table:table-cell>
          <table:table-cell office:value-type="float" office:value="9224223912" calcext:value-type="float">
            <text:p>92242239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187392" calcext:value-type="float">
            <text:p>654187392</text:p>
          </table:table-cell>
          <table:table-cell office:value-type="float" office:value="677452932" calcext:value-type="float">
            <text:p>677452932</text:p>
          </table:table-cell>
          <table:table-cell office:value-type="float" office:value="9270813456" calcext:value-type="float">
            <text:p>9270813456</text:p>
          </table:table-cell>
          <table:table-cell office:value-type="float" office:value="9225948636" calcext:value-type="float">
            <text:p>92259486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2478400" calcext:value-type="float">
            <text:p>652478400</text:p>
          </table:table-cell>
          <table:table-cell office:value-type="float" office:value="681463620" calcext:value-type="float">
            <text:p>681463620</text:p>
          </table:table-cell>
          <table:table-cell office:value-type="float" office:value="9271023552" calcext:value-type="float">
            <text:p>9271023552</text:p>
          </table:table-cell>
          <table:table-cell office:value-type="float" office:value="9219725064" calcext:value-type="float">
            <text:p>92197250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221224" calcext:value-type="float">
            <text:p>653221224</text:p>
          </table:table-cell>
          <table:table-cell office:value-type="float" office:value="682433676" calcext:value-type="float">
            <text:p>682433676</text:p>
          </table:table-cell>
          <table:table-cell office:value-type="float" office:value="9271656576" calcext:value-type="float">
            <text:p>9271656576</text:p>
          </table:table-cell>
          <table:table-cell office:value-type="float" office:value="9226789704" calcext:value-type="float">
            <text:p>92267897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062976" calcext:value-type="float">
            <text:p>654062976</text:p>
          </table:table-cell>
          <table:table-cell office:value-type="float" office:value="682664976" calcext:value-type="float">
            <text:p>682664976</text:p>
          </table:table-cell>
          <table:table-cell office:value-type="float" office:value="9261768960" calcext:value-type="float">
            <text:p>9261768960</text:p>
          </table:table-cell>
          <table:table-cell office:value-type="float" office:value="9222178428" calcext:value-type="float">
            <text:p>922217842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1955716" calcext:value-type="float">
            <text:p>651955716</text:p>
          </table:table-cell>
          <table:table-cell office:value-type="float" office:value="684312984" calcext:value-type="float">
            <text:p>684312984</text:p>
          </table:table-cell>
          <table:table-cell office:value-type="float" office:value="9264933144" calcext:value-type="float">
            <text:p>9264933144</text:p>
          </table:table-cell>
          <table:table-cell office:value-type="float" office:value="9218507580" calcext:value-type="float">
            <text:p>92185075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909760" calcext:value-type="float">
            <text:p>653909760</text:p>
          </table:table-cell>
          <table:table-cell office:value-type="float" office:value="681049368" calcext:value-type="float">
            <text:p>681049368</text:p>
          </table:table-cell>
          <table:table-cell office:value-type="float" office:value="9266217372" calcext:value-type="float">
            <text:p>9266217372</text:p>
          </table:table-cell>
          <table:table-cell office:value-type="float" office:value="9227662596" calcext:value-type="float">
            <text:p>92276625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927256" calcext:value-type="float">
            <text:p>653927256</text:p>
          </table:table-cell>
          <table:table-cell office:value-type="float" office:value="678976560" calcext:value-type="float">
            <text:p>678976560</text:p>
          </table:table-cell>
          <table:table-cell office:value-type="float" office:value="9267370416" calcext:value-type="float">
            <text:p>9267370416</text:p>
          </table:table-cell>
          <table:table-cell office:value-type="float" office:value="9224526960" calcext:value-type="float">
            <text:p>92245269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724476" calcext:value-type="float">
            <text:p>654724476</text:p>
          </table:table-cell>
          <table:table-cell office:value-type="float" office:value="676487124" calcext:value-type="float">
            <text:p>676487124</text:p>
          </table:table-cell>
          <table:table-cell office:value-type="float" office:value="9268771536" calcext:value-type="float">
            <text:p>9268771536</text:p>
          </table:table-cell>
          <table:table-cell office:value-type="float" office:value="9220827096" calcext:value-type="float">
            <text:p>92208270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055828" calcext:value-type="float">
            <text:p>656055828</text:p>
          </table:table-cell>
          <table:table-cell office:value-type="float" office:value="689209884" calcext:value-type="float">
            <text:p>689209884</text:p>
          </table:table-cell>
          <table:table-cell office:value-type="float" office:value="9299776716" calcext:value-type="float">
            <text:p>9299776716</text:p>
          </table:table-cell>
          <table:table-cell office:value-type="float" office:value="9226253700" calcext:value-type="float">
            <text:p>92262537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172468" calcext:value-type="float">
            <text:p>656172468</text:p>
          </table:table-cell>
          <table:table-cell office:value-type="float" office:value="679413384" calcext:value-type="float">
            <text:p>679413384</text:p>
          </table:table-cell>
          <table:table-cell office:value-type="float" office:value="9315619632" calcext:value-type="float">
            <text:p>9315619632</text:p>
          </table:table-cell>
          <table:table-cell office:value-type="float" office:value="9221377104" calcext:value-type="float">
            <text:p>92213771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070732" calcext:value-type="float">
            <text:p>656070732</text:p>
          </table:table-cell>
          <table:table-cell office:value-type="float" office:value="678070620" calcext:value-type="float">
            <text:p>678070620</text:p>
          </table:table-cell>
          <table:table-cell office:value-type="float" office:value="9295138584" calcext:value-type="float">
            <text:p>9295138584</text:p>
          </table:table-cell>
          <table:table-cell office:value-type="float" office:value="9211903488" calcext:value-type="float">
            <text:p>92119034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095284" calcext:value-type="float">
            <text:p>656095284</text:p>
          </table:table-cell>
          <table:table-cell office:value-type="float" office:value="687028212" calcext:value-type="float">
            <text:p>687028212</text:p>
          </table:table-cell>
          <table:table-cell office:value-type="float" office:value="9306965196" calcext:value-type="float">
            <text:p>9306965196</text:p>
          </table:table-cell>
          <table:table-cell office:value-type="float" office:value="9214887168" calcext:value-type="float">
            <text:p>92148871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049484" calcext:value-type="float">
            <text:p>655049484</text:p>
          </table:table-cell>
          <table:table-cell office:value-type="float" office:value="677217060" calcext:value-type="float">
            <text:p>677217060</text:p>
          </table:table-cell>
          <table:table-cell office:value-type="float" office:value="9290858364" calcext:value-type="float">
            <text:p>9290858364</text:p>
          </table:table-cell>
          <table:table-cell office:value-type="float" office:value="9213949764" calcext:value-type="float">
            <text:p>92139497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377588" calcext:value-type="float">
            <text:p>655377588</text:p>
          </table:table-cell>
          <table:table-cell office:value-type="float" office:value="675797256" calcext:value-type="float">
            <text:p>675797256</text:p>
          </table:table-cell>
          <table:table-cell office:value-type="float" office:value="9271569060" calcext:value-type="float">
            <text:p>9271569060</text:p>
          </table:table-cell>
          <table:table-cell office:value-type="float" office:value="9220454640" calcext:value-type="float">
            <text:p>92204546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133696" calcext:value-type="float">
            <text:p>656133696</text:p>
          </table:table-cell>
          <table:table-cell office:value-type="float" office:value="682468776" calcext:value-type="float">
            <text:p>682468776</text:p>
          </table:table-cell>
          <table:table-cell office:value-type="float" office:value="9273562380" calcext:value-type="float">
            <text:p>9273562380</text:p>
          </table:table-cell>
          <table:table-cell office:value-type="float" office:value="9209916720" calcext:value-type="float">
            <text:p>92099167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222040" calcext:value-type="float">
            <text:p>656222040</text:p>
          </table:table-cell>
          <table:table-cell office:value-type="float" office:value="675791388" calcext:value-type="float">
            <text:p>675791388</text:p>
          </table:table-cell>
          <table:table-cell office:value-type="float" office:value="9295814052" calcext:value-type="float">
            <text:p>9295814052</text:p>
          </table:table-cell>
          <table:table-cell office:value-type="float" office:value="9220111200" calcext:value-type="float">
            <text:p>92201112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943220" calcext:value-type="float">
            <text:p>655943220</text:p>
          </table:table-cell>
          <table:table-cell office:value-type="float" office:value="682683948" calcext:value-type="float">
            <text:p>682683948</text:p>
          </table:table-cell>
          <table:table-cell office:value-type="float" office:value="9324281232" calcext:value-type="float">
            <text:p>9324281232</text:p>
          </table:table-cell>
          <table:table-cell office:value-type="float" office:value="9221378580" calcext:value-type="float">
            <text:p>92213785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009820" calcext:value-type="float">
            <text:p>656009820</text:p>
          </table:table-cell>
          <table:table-cell office:value-type="float" office:value="679400928" calcext:value-type="float">
            <text:p>679400928</text:p>
          </table:table-cell>
          <table:table-cell office:value-type="float" office:value="9270258228" calcext:value-type="float">
            <text:p>9270258228</text:p>
          </table:table-cell>
          <table:table-cell office:value-type="float" office:value="9220286736" calcext:value-type="float">
            <text:p>92202867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080956" calcext:value-type="float">
            <text:p>656080956</text:p>
          </table:table-cell>
          <table:table-cell office:value-type="float" office:value="680512536" calcext:value-type="float">
            <text:p>680512536</text:p>
          </table:table-cell>
          <table:table-cell office:value-type="float" office:value="9321653556" calcext:value-type="float">
            <text:p>9321653556</text:p>
          </table:table-cell>
          <table:table-cell office:value-type="float" office:value="9216379296" calcext:value-type="float">
            <text:p>92163792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265492" calcext:value-type="float">
            <text:p>656265492</text:p>
          </table:table-cell>
          <table:table-cell office:value-type="float" office:value="678546180" calcext:value-type="float">
            <text:p>678546180</text:p>
          </table:table-cell>
          <table:table-cell office:value-type="float" office:value="9299402424" calcext:value-type="float">
            <text:p>9299402424</text:p>
          </table:table-cell>
          <table:table-cell office:value-type="float" office:value="9220723272" calcext:value-type="float">
            <text:p>92207232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019396" calcext:value-type="float">
            <text:p>656019396</text:p>
          </table:table-cell>
          <table:table-cell office:value-type="float" office:value="679556376" calcext:value-type="float">
            <text:p>679556376</text:p>
          </table:table-cell>
          <table:table-cell office:value-type="float" office:value="9310937724" calcext:value-type="float">
            <text:p>9310937724</text:p>
          </table:table-cell>
          <table:table-cell office:value-type="float" office:value="9215593092" calcext:value-type="float">
            <text:p>92155930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115156" calcext:value-type="float">
            <text:p>656115156</text:p>
          </table:table-cell>
          <table:table-cell office:value-type="float" office:value="677427696" calcext:value-type="float">
            <text:p>677427696</text:p>
          </table:table-cell>
          <table:table-cell office:value-type="float" office:value="9279290124" calcext:value-type="float">
            <text:p>9279290124</text:p>
          </table:table-cell>
          <table:table-cell office:value-type="float" office:value="9218136024" calcext:value-type="float">
            <text:p>92181360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721740" calcext:value-type="float">
            <text:p>654721740</text:p>
          </table:table-cell>
          <table:table-cell office:value-type="float" office:value="677083860" calcext:value-type="float">
            <text:p>677083860</text:p>
          </table:table-cell>
          <table:table-cell office:value-type="float" office:value="9273319380" calcext:value-type="float">
            <text:p>9273319380</text:p>
          </table:table-cell>
          <table:table-cell office:value-type="float" office:value="9220187916" calcext:value-type="float">
            <text:p>92201879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619320" calcext:value-type="float">
            <text:p>654619320</text:p>
          </table:table-cell>
          <table:table-cell office:value-type="float" office:value="678000744" calcext:value-type="float">
            <text:p>678000744</text:p>
          </table:table-cell>
          <table:table-cell office:value-type="float" office:value="9267813828" calcext:value-type="float">
            <text:p>9267813828</text:p>
          </table:table-cell>
          <table:table-cell office:value-type="float" office:value="9219066516" calcext:value-type="float">
            <text:p>92190665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943248" calcext:value-type="float">
            <text:p>654943248</text:p>
          </table:table-cell>
          <table:table-cell office:value-type="float" office:value="679610556" calcext:value-type="float">
            <text:p>679610556</text:p>
          </table:table-cell>
          <table:table-cell office:value-type="float" office:value="9271472832" calcext:value-type="float">
            <text:p>9271472832</text:p>
          </table:table-cell>
          <table:table-cell office:value-type="float" office:value="9219115404" calcext:value-type="float">
            <text:p>92191154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502904" calcext:value-type="float">
            <text:p>655502904</text:p>
          </table:table-cell>
          <table:table-cell office:value-type="float" office:value="679070448" calcext:value-type="float">
            <text:p>679070448</text:p>
          </table:table-cell>
          <table:table-cell office:value-type="float" office:value="9269666568" calcext:value-type="float">
            <text:p>9269666568</text:p>
          </table:table-cell>
          <table:table-cell office:value-type="float" office:value="9215740152" calcext:value-type="float">
            <text:p>92157401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033140" calcext:value-type="float">
            <text:p>655033140</text:p>
          </table:table-cell>
          <table:table-cell office:value-type="float" office:value="675670140" calcext:value-type="float">
            <text:p>675670140</text:p>
          </table:table-cell>
          <table:table-cell office:value-type="float" office:value="9267969708" calcext:value-type="float">
            <text:p>9267969708</text:p>
          </table:table-cell>
          <table:table-cell office:value-type="float" office:value="9218035872" calcext:value-type="float">
            <text:p>92180358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192900" calcext:value-type="float">
            <text:p>654192900</text:p>
          </table:table-cell>
          <table:table-cell office:value-type="float" office:value="683051040" calcext:value-type="float">
            <text:p>683051040</text:p>
          </table:table-cell>
          <table:table-cell office:value-type="float" office:value="9271920276" calcext:value-type="float">
            <text:p>9271920276</text:p>
          </table:table-cell>
          <table:table-cell office:value-type="float" office:value="9224389836" calcext:value-type="float">
            <text:p>92243898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239096" calcext:value-type="float">
            <text:p>655239096</text:p>
          </table:table-cell>
          <table:table-cell office:value-type="float" office:value="677275488" calcext:value-type="float">
            <text:p>677275488</text:p>
          </table:table-cell>
          <table:table-cell office:value-type="float" office:value="9274813020" calcext:value-type="float">
            <text:p>9274813020</text:p>
          </table:table-cell>
          <table:table-cell office:value-type="float" office:value="9219226716" calcext:value-type="float">
            <text:p>92192267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468596" calcext:value-type="float">
            <text:p>655468596</text:p>
          </table:table-cell>
          <table:table-cell office:value-type="float" office:value="688978008" calcext:value-type="float">
            <text:p>688978008</text:p>
          </table:table-cell>
          <table:table-cell office:value-type="float" office:value="9275423508" calcext:value-type="float">
            <text:p>9275423508</text:p>
          </table:table-cell>
          <table:table-cell office:value-type="float" office:value="9223807068" calcext:value-type="float">
            <text:p>92238070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348248" calcext:value-type="float">
            <text:p>655348248</text:p>
          </table:table-cell>
          <table:table-cell office:value-type="float" office:value="680759856" calcext:value-type="float">
            <text:p>680759856</text:p>
          </table:table-cell>
          <table:table-cell office:value-type="float" office:value="9272402892" calcext:value-type="float">
            <text:p>9272402892</text:p>
          </table:table-cell>
          <table:table-cell office:value-type="float" office:value="9218503404" calcext:value-type="float">
            <text:p>92185034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5343820" calcext:value-type="float">
            <text:p>655343820</text:p>
          </table:table-cell>
          <table:table-cell office:value-type="float" office:value="676217664" calcext:value-type="float">
            <text:p>676217664</text:p>
          </table:table-cell>
          <table:table-cell office:value-type="float" office:value="9270574488" calcext:value-type="float">
            <text:p>9270574488</text:p>
          </table:table-cell>
          <table:table-cell office:value-type="float" office:value="9218116440" calcext:value-type="float">
            <text:p>92181164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419092" calcext:value-type="float">
            <text:p>659419092</text:p>
          </table:table-cell>
          <table:table-cell office:value-type="float" office:value="682311168" calcext:value-type="float">
            <text:p>682311168</text:p>
          </table:table-cell>
          <table:table-cell office:value-type="float" office:value="9280175220" calcext:value-type="float">
            <text:p>9280175220</text:p>
          </table:table-cell>
          <table:table-cell office:value-type="float" office:value="9216811872" calcext:value-type="float">
            <text:p>92168118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281844" calcext:value-type="float">
            <text:p>657281844</text:p>
          </table:table-cell>
          <table:table-cell office:value-type="float" office:value="677417004" calcext:value-type="float">
            <text:p>677417004</text:p>
          </table:table-cell>
          <table:table-cell office:value-type="float" office:value="9275947704" calcext:value-type="float">
            <text:p>9275947704</text:p>
          </table:table-cell>
          <table:table-cell office:value-type="float" office:value="9218969388" calcext:value-type="float">
            <text:p>92189693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039420" calcext:value-type="float">
            <text:p>657039420</text:p>
          </table:table-cell>
          <table:table-cell office:value-type="float" office:value="678791628" calcext:value-type="float">
            <text:p>678791628</text:p>
          </table:table-cell>
          <table:table-cell office:value-type="float" office:value="9268496172" calcext:value-type="float">
            <text:p>9268496172</text:p>
          </table:table-cell>
          <table:table-cell office:value-type="float" office:value="9214058592" calcext:value-type="float">
            <text:p>921405859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984360" calcext:value-type="float">
            <text:p>654984360</text:p>
          </table:table-cell>
          <table:table-cell office:value-type="float" office:value="678713724" calcext:value-type="float">
            <text:p>678713724</text:p>
          </table:table-cell>
          <table:table-cell office:value-type="float" office:value="9271864980" calcext:value-type="float">
            <text:p>9271864980</text:p>
          </table:table-cell>
          <table:table-cell office:value-type="float" office:value="9214074684" calcext:value-type="float">
            <text:p>92140746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194184" calcext:value-type="float">
            <text:p>657194184</text:p>
          </table:table-cell>
          <table:table-cell office:value-type="float" office:value="676843956" calcext:value-type="float">
            <text:p>676843956</text:p>
          </table:table-cell>
          <table:table-cell office:value-type="float" office:value="9282571704" calcext:value-type="float">
            <text:p>9282571704</text:p>
          </table:table-cell>
          <table:table-cell office:value-type="float" office:value="9209535624" calcext:value-type="float">
            <text:p>92095356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387648" calcext:value-type="float">
            <text:p>657387648</text:p>
          </table:table-cell>
          <table:table-cell office:value-type="float" office:value="678271752" calcext:value-type="float">
            <text:p>678271752</text:p>
          </table:table-cell>
          <table:table-cell office:value-type="float" office:value="9277596576" calcext:value-type="float">
            <text:p>9277596576</text:p>
          </table:table-cell>
          <table:table-cell office:value-type="float" office:value="9214295472" calcext:value-type="float">
            <text:p>92142954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277668" calcext:value-type="float">
            <text:p>657277668</text:p>
          </table:table-cell>
          <table:table-cell office:value-type="float" office:value="676285848" calcext:value-type="float">
            <text:p>676285848</text:p>
          </table:table-cell>
          <table:table-cell office:value-type="float" office:value="9269773416" calcext:value-type="float">
            <text:p>9269773416</text:p>
          </table:table-cell>
          <table:table-cell office:value-type="float" office:value="9223333020" calcext:value-type="float">
            <text:p>92233330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234936" calcext:value-type="float">
            <text:p>657234936</text:p>
          </table:table-cell>
          <table:table-cell office:value-type="float" office:value="675772452" calcext:value-type="float">
            <text:p>675772452</text:p>
          </table:table-cell>
          <table:table-cell office:value-type="float" office:value="9271849104" calcext:value-type="float">
            <text:p>9271849104</text:p>
          </table:table-cell>
          <table:table-cell office:value-type="float" office:value="9217712196" calcext:value-type="float">
            <text:p>92177121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202212" calcext:value-type="float">
            <text:p>657202212</text:p>
          </table:table-cell>
          <table:table-cell office:value-type="float" office:value="678704184" calcext:value-type="float">
            <text:p>678704184</text:p>
          </table:table-cell>
          <table:table-cell office:value-type="float" office:value="9279276948" calcext:value-type="float">
            <text:p>9279276948</text:p>
          </table:table-cell>
          <table:table-cell office:value-type="float" office:value="9216878940" calcext:value-type="float">
            <text:p>921687894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880776" calcext:value-type="float">
            <text:p>657880776</text:p>
          </table:table-cell>
          <table:table-cell office:value-type="float" office:value="674953272" calcext:value-type="float">
            <text:p>674953272</text:p>
          </table:table-cell>
          <table:table-cell office:value-type="float" office:value="9274977108" calcext:value-type="float">
            <text:p>9274977108</text:p>
          </table:table-cell>
          <table:table-cell office:value-type="float" office:value="9215856720" calcext:value-type="float">
            <text:p>92158567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074708" calcext:value-type="float">
            <text:p>658074708</text:p>
          </table:table-cell>
          <table:table-cell office:value-type="float" office:value="678675924" calcext:value-type="float">
            <text:p>678675924</text:p>
          </table:table-cell>
          <table:table-cell office:value-type="float" office:value="9275580072" calcext:value-type="float">
            <text:p>9275580072</text:p>
          </table:table-cell>
          <table:table-cell office:value-type="float" office:value="9216853884" calcext:value-type="float">
            <text:p>92168538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561348" calcext:value-type="float">
            <text:p>657561348</text:p>
          </table:table-cell>
          <table:table-cell office:value-type="float" office:value="678406536" calcext:value-type="float">
            <text:p>678406536</text:p>
          </table:table-cell>
          <table:table-cell office:value-type="float" office:value="9268759764" calcext:value-type="float">
            <text:p>9268759764</text:p>
          </table:table-cell>
          <table:table-cell office:value-type="float" office:value="9215913348" calcext:value-type="float">
            <text:p>92159133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705420" calcext:value-type="float">
            <text:p>657705420</text:p>
          </table:table-cell>
          <table:table-cell office:value-type="float" office:value="680735952" calcext:value-type="float">
            <text:p>680735952</text:p>
          </table:table-cell>
          <table:table-cell office:value-type="float" office:value="9272489364" calcext:value-type="float">
            <text:p>9272489364</text:p>
          </table:table-cell>
          <table:table-cell office:value-type="float" office:value="9211175316" calcext:value-type="float">
            <text:p>92111753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8210428" calcext:value-type="float">
            <text:p>658210428</text:p>
          </table:table-cell>
          <table:table-cell office:value-type="float" office:value="676542924" calcext:value-type="float">
            <text:p>676542924</text:p>
          </table:table-cell>
          <table:table-cell office:value-type="float" office:value="9273842784" calcext:value-type="float">
            <text:p>9273842784</text:p>
          </table:table-cell>
          <table:table-cell office:value-type="float" office:value="9210567600" calcext:value-type="float">
            <text:p>92105676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754704" calcext:value-type="float">
            <text:p>657754704</text:p>
          </table:table-cell>
          <table:table-cell office:value-type="float" office:value="676194192" calcext:value-type="float">
            <text:p>676194192</text:p>
          </table:table-cell>
          <table:table-cell office:value-type="float" office:value="9270675684" calcext:value-type="float">
            <text:p>9270675684</text:p>
          </table:table-cell>
          <table:table-cell office:value-type="float" office:value="9208289196" calcext:value-type="float">
            <text:p>92082891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717300" calcext:value-type="float">
            <text:p>657717300</text:p>
          </table:table-cell>
          <table:table-cell office:value-type="float" office:value="677413080" calcext:value-type="float">
            <text:p>677413080</text:p>
          </table:table-cell>
          <table:table-cell office:value-type="float" office:value="9273538656" calcext:value-type="float">
            <text:p>9273538656</text:p>
          </table:table-cell>
          <table:table-cell office:value-type="float" office:value="9218607012" calcext:value-type="float">
            <text:p>92186070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679572" calcext:value-type="float">
            <text:p>657679572</text:p>
          </table:table-cell>
          <table:table-cell office:value-type="float" office:value="682601760" calcext:value-type="float">
            <text:p>682601760</text:p>
          </table:table-cell>
          <table:table-cell office:value-type="float" office:value="9276356304" calcext:value-type="float">
            <text:p>9276356304</text:p>
          </table:table-cell>
          <table:table-cell office:value-type="float" office:value="9218974284" calcext:value-type="float">
            <text:p>92189742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698940" calcext:value-type="float">
            <text:p>657698940</text:p>
          </table:table-cell>
          <table:table-cell office:value-type="float" office:value="683040672" calcext:value-type="float">
            <text:p>683040672</text:p>
          </table:table-cell>
          <table:table-cell office:value-type="float" office:value="9274407156" calcext:value-type="float">
            <text:p>9274407156</text:p>
          </table:table-cell>
          <table:table-cell office:value-type="float" office:value="9218179944" calcext:value-type="float">
            <text:p>92181799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358884" calcext:value-type="float">
            <text:p>657358884</text:p>
          </table:table-cell>
          <table:table-cell office:value-type="float" office:value="681675048" calcext:value-type="float">
            <text:p>681675048</text:p>
          </table:table-cell>
          <table:table-cell office:value-type="float" office:value="9280285128" calcext:value-type="float">
            <text:p>9280285128</text:p>
          </table:table-cell>
          <table:table-cell office:value-type="float" office:value="9216668556" calcext:value-type="float">
            <text:p>921666855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394488" calcext:value-type="float">
            <text:p>657394488</text:p>
          </table:table-cell>
          <table:table-cell office:value-type="float" office:value="680269968" calcext:value-type="float">
            <text:p>680269968</text:p>
          </table:table-cell>
          <table:table-cell office:value-type="float" office:value="9268152804" calcext:value-type="float">
            <text:p>9268152804</text:p>
          </table:table-cell>
          <table:table-cell office:value-type="float" office:value="9216539496" calcext:value-type="float">
            <text:p>921653949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697356" calcext:value-type="float">
            <text:p>657697356</text:p>
          </table:table-cell>
          <table:table-cell office:value-type="float" office:value="675442116" calcext:value-type="float">
            <text:p>675442116</text:p>
          </table:table-cell>
          <table:table-cell office:value-type="float" office:value="9268408152" calcext:value-type="float">
            <text:p>9268408152</text:p>
          </table:table-cell>
          <table:table-cell office:value-type="float" office:value="9221132520" calcext:value-type="float">
            <text:p>922113252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7519084" calcext:value-type="float">
            <text:p>657519084</text:p>
          </table:table-cell>
          <table:table-cell office:value-type="float" office:value="673632900" calcext:value-type="float">
            <text:p>673632900</text:p>
          </table:table-cell>
          <table:table-cell office:value-type="float" office:value="9269772516" calcext:value-type="float">
            <text:p>9269772516</text:p>
          </table:table-cell>
          <table:table-cell office:value-type="float" office:value="9218123280" calcext:value-type="float">
            <text:p>921812328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946444" calcext:value-type="float">
            <text:p>653946444</text:p>
          </table:table-cell>
          <table:table-cell office:value-type="float" office:value="676089612" calcext:value-type="float">
            <text:p>676089612</text:p>
          </table:table-cell>
          <table:table-cell office:value-type="float" office:value="9272305008" calcext:value-type="float">
            <text:p>9272305008</text:p>
          </table:table-cell>
          <table:table-cell office:value-type="float" office:value="9217989288" calcext:value-type="float">
            <text:p>92179892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299236" calcext:value-type="float">
            <text:p>653299236</text:p>
          </table:table-cell>
          <table:table-cell office:value-type="float" office:value="677497464" calcext:value-type="float">
            <text:p>677497464</text:p>
          </table:table-cell>
          <table:table-cell office:value-type="float" office:value="9269710020" calcext:value-type="float">
            <text:p>9269710020</text:p>
          </table:table-cell>
          <table:table-cell office:value-type="float" office:value="9218882232" calcext:value-type="float">
            <text:p>921888223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932044" calcext:value-type="float">
            <text:p>653932044</text:p>
          </table:table-cell>
          <table:table-cell office:value-type="float" office:value="684290196" calcext:value-type="float">
            <text:p>684290196</text:p>
          </table:table-cell>
          <table:table-cell office:value-type="float" office:value="9266597100" calcext:value-type="float">
            <text:p>9266597100</text:p>
          </table:table-cell>
          <table:table-cell office:value-type="float" office:value="9218381760" calcext:value-type="float">
            <text:p>92183817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700528" calcext:value-type="float">
            <text:p>653700528</text:p>
          </table:table-cell>
          <table:table-cell office:value-type="float" office:value="674646768" calcext:value-type="float">
            <text:p>674646768</text:p>
          </table:table-cell>
          <table:table-cell office:value-type="float" office:value="9273241836" calcext:value-type="float">
            <text:p>9273241836</text:p>
          </table:table-cell>
          <table:table-cell office:value-type="float" office:value="9215865144" calcext:value-type="float">
            <text:p>921586514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903964" calcext:value-type="float">
            <text:p>653903964</text:p>
          </table:table-cell>
          <table:table-cell office:value-type="float" office:value="674275608" calcext:value-type="float">
            <text:p>674275608</text:p>
          </table:table-cell>
          <table:table-cell office:value-type="float" office:value="9275446008" calcext:value-type="float">
            <text:p>9275446008</text:p>
          </table:table-cell>
          <table:table-cell office:value-type="float" office:value="9211614660" calcext:value-type="float">
            <text:p>92116146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138108" calcext:value-type="float">
            <text:p>654138108</text:p>
          </table:table-cell>
          <table:table-cell office:value-type="float" office:value="673332948" calcext:value-type="float">
            <text:p>673332948</text:p>
          </table:table-cell>
          <table:table-cell office:value-type="float" office:value="9271585044" calcext:value-type="float">
            <text:p>9271585044</text:p>
          </table:table-cell>
          <table:table-cell office:value-type="float" office:value="9213953436" calcext:value-type="float">
            <text:p>921395343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740272" calcext:value-type="float">
            <text:p>653740272</text:p>
          </table:table-cell>
          <table:table-cell office:value-type="float" office:value="674942760" calcext:value-type="float">
            <text:p>674942760</text:p>
          </table:table-cell>
          <table:table-cell office:value-type="float" office:value="9268677144" calcext:value-type="float">
            <text:p>9268677144</text:p>
          </table:table-cell>
          <table:table-cell office:value-type="float" office:value="9216365724" calcext:value-type="float">
            <text:p>92163657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788800" calcext:value-type="float">
            <text:p>653788800</text:p>
          </table:table-cell>
          <table:table-cell office:value-type="float" office:value="675513432" calcext:value-type="float">
            <text:p>675513432</text:p>
          </table:table-cell>
          <table:table-cell office:value-type="float" office:value="9278863524" calcext:value-type="float">
            <text:p>9278863524</text:p>
          </table:table-cell>
          <table:table-cell office:value-type="float" office:value="9214718076" calcext:value-type="float">
            <text:p>921471807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750820" calcext:value-type="float">
            <text:p>653750820</text:p>
          </table:table-cell>
          <table:table-cell office:value-type="float" office:value="674608212" calcext:value-type="float">
            <text:p>674608212</text:p>
          </table:table-cell>
          <table:table-cell office:value-type="float" office:value="9271269756" calcext:value-type="float">
            <text:p>9271269756</text:p>
          </table:table-cell>
          <table:table-cell office:value-type="float" office:value="9215011548" calcext:value-type="float">
            <text:p>921501154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983128" calcext:value-type="float">
            <text:p>653983128</text:p>
          </table:table-cell>
          <table:table-cell office:value-type="float" office:value="675931248" calcext:value-type="float">
            <text:p>675931248</text:p>
          </table:table-cell>
          <table:table-cell office:value-type="float" office:value="9271471320" calcext:value-type="float">
            <text:p>9271471320</text:p>
          </table:table-cell>
          <table:table-cell office:value-type="float" office:value="9216076464" calcext:value-type="float">
            <text:p>921607646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002136" calcext:value-type="float">
            <text:p>654002136</text:p>
          </table:table-cell>
          <table:table-cell office:value-type="float" office:value="677844324" calcext:value-type="float">
            <text:p>677844324</text:p>
          </table:table-cell>
          <table:table-cell office:value-type="float" office:value="9270589788" calcext:value-type="float">
            <text:p>9270589788</text:p>
          </table:table-cell>
          <table:table-cell office:value-type="float" office:value="9212307300" calcext:value-type="float">
            <text:p>92123073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3794056" calcext:value-type="float">
            <text:p>653794056</text:p>
          </table:table-cell>
          <table:table-cell office:value-type="float" office:value="675195120" calcext:value-type="float">
            <text:p>675195120</text:p>
          </table:table-cell>
          <table:table-cell office:value-type="float" office:value="9272461032" calcext:value-type="float">
            <text:p>9272461032</text:p>
          </table:table-cell>
          <table:table-cell office:value-type="float" office:value="9219554352" calcext:value-type="float">
            <text:p>921955435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235236" calcext:value-type="float">
            <text:p>654235236</text:p>
          </table:table-cell>
          <table:table-cell office:value-type="float" office:value="676323288" calcext:value-type="float">
            <text:p>676323288</text:p>
          </table:table-cell>
          <table:table-cell office:value-type="float" office:value="9273555252" calcext:value-type="float">
            <text:p>9273555252</text:p>
          </table:table-cell>
          <table:table-cell office:value-type="float" office:value="9217972260" calcext:value-type="float">
            <text:p>921797226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4618420" calcext:value-type="float">
            <text:p>654618420</text:p>
          </table:table-cell>
          <table:table-cell office:value-type="float" office:value="674092152" calcext:value-type="float">
            <text:p>674092152</text:p>
          </table:table-cell>
          <table:table-cell office:value-type="float" office:value="9271938564" calcext:value-type="float">
            <text:p>9271938564</text:p>
          </table:table-cell>
          <table:table-cell office:value-type="float" office:value="9218291724" calcext:value-type="float">
            <text:p>921829172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6828532" calcext:value-type="float">
            <text:p>656828532</text:p>
          </table:table-cell>
          <table:table-cell office:value-type="float" office:value="675621828" calcext:value-type="float">
            <text:p>675621828</text:p>
          </table:table-cell>
          <table:table-cell office:value-type="float" office:value="9274130532" calcext:value-type="float">
            <text:p>9274130532</text:p>
          </table:table-cell>
          <table:table-cell office:value-type="float" office:value="9221806404" calcext:value-type="float">
            <text:p>922180640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849904" calcext:value-type="float">
            <text:p>659849904</text:p>
          </table:table-cell>
          <table:table-cell office:value-type="float" office:value="672504480" calcext:value-type="float">
            <text:p>672504480</text:p>
          </table:table-cell>
          <table:table-cell office:value-type="float" office:value="9269391420" calcext:value-type="float">
            <text:p>9269391420</text:p>
          </table:table-cell>
          <table:table-cell office:value-type="float" office:value="9213191568" calcext:value-type="float">
            <text:p>921319156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60165084" calcext:value-type="float">
            <text:p>660165084</text:p>
          </table:table-cell>
          <table:table-cell office:value-type="float" office:value="675876780" calcext:value-type="float">
            <text:p>675876780</text:p>
          </table:table-cell>
          <table:table-cell office:value-type="float" office:value="9274124988" calcext:value-type="float">
            <text:p>9274124988</text:p>
          </table:table-cell>
          <table:table-cell office:value-type="float" office:value="9213502788" calcext:value-type="float">
            <text:p>9213502788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672604" calcext:value-type="float">
            <text:p>659672604</text:p>
          </table:table-cell>
          <table:table-cell office:value-type="float" office:value="683726616" calcext:value-type="float">
            <text:p>683726616</text:p>
          </table:table-cell>
          <table:table-cell office:value-type="float" office:value="9272308104" calcext:value-type="float">
            <text:p>9272308104</text:p>
          </table:table-cell>
          <table:table-cell office:value-type="float" office:value="9209547000" calcext:value-type="float">
            <text:p>9209547000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868264" calcext:value-type="float">
            <text:p>659868264</text:p>
          </table:table-cell>
          <table:table-cell office:value-type="float" office:value="677255292" calcext:value-type="float">
            <text:p>677255292</text:p>
          </table:table-cell>
          <table:table-cell office:value-type="float" office:value="9276648948" calcext:value-type="float">
            <text:p>9276648948</text:p>
          </table:table-cell>
          <table:table-cell office:value-type="float" office:value="9215115084" calcext:value-type="float">
            <text:p>9215115084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856780" calcext:value-type="float">
            <text:p>659856780</text:p>
          </table:table-cell>
          <table:table-cell office:value-type="float" office:value="676509336" calcext:value-type="float">
            <text:p>676509336</text:p>
          </table:table-cell>
          <table:table-cell office:value-type="float" office:value="9268822440" calcext:value-type="float">
            <text:p>9268822440</text:p>
          </table:table-cell>
          <table:table-cell office:value-type="float" office:value="9215004672" calcext:value-type="float">
            <text:p>921500467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709972" calcext:value-type="float">
            <text:p>659709972</text:p>
          </table:table-cell>
          <table:table-cell office:value-type="float" office:value="679330008" calcext:value-type="float">
            <text:p>679330008</text:p>
          </table:table-cell>
          <table:table-cell office:value-type="float" office:value="9267876252" calcext:value-type="float">
            <text:p>9267876252</text:p>
          </table:table-cell>
          <table:table-cell office:value-type="float" office:value="9216591516" calcext:value-type="float">
            <text:p>92165915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820816" calcext:value-type="float">
            <text:p>659820816</text:p>
          </table:table-cell>
          <table:table-cell office:value-type="float" office:value="680796180" calcext:value-type="float">
            <text:p>680796180</text:p>
          </table:table-cell>
          <table:table-cell office:value-type="float" office:value="9267217920" calcext:value-type="float">
            <text:p>9267217920</text:p>
          </table:table-cell>
          <table:table-cell office:value-type="float" office:value="9213012216" calcext:value-type="float">
            <text:p>9213012216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  <table:table-row table:style-name="ro1">
          <table:table-cell office:value-type="float" office:value="659677356" calcext:value-type="float">
            <text:p>659677356</text:p>
          </table:table-cell>
          <table:table-cell office:value-type="float" office:value="673866972" calcext:value-type="float">
            <text:p>673866972</text:p>
          </table:table-cell>
          <table:table-cell office:value-type="float" office:value="9271686600" calcext:value-type="float">
            <text:p>9271686600</text:p>
          </table:table-cell>
          <table:table-cell office:value-type="float" office:value="9207384012" calcext:value-type="float">
            <text:p>9207384012</text:p>
          </table:table-cell>
          <table:table-cell/>
          <table:table-cell table:formula="of:=[.L$5]" office:value-type="float" office:value="613516.549367241" calcext:value-type="float">
            <text:p>613516,549367241</text:p>
          </table:table-cell>
          <table:table-cell table:formula="of:=[.M$5]" office:value-type="float" office:value="643170.489251975" calcext:value-type="float">
            <text:p>643170,489251975</text:p>
          </table:table-cell>
          <table:table-cell table:formula="of:=[.N$5]" office:value-type="float" office:value="1602958.47235493" calcext:value-type="float">
            <text:p>1602958,47235493</text:p>
          </table:table-cell>
          <table:table-cell table:formula="of:=[.O$5]" office:value-type="float" office:value="1052081.77924186" calcext:value-type="float">
            <text:p>1052081,7792418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0:54:24.673247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00:16:31.383752557</meta:creation-date>
    <dc:date>2026-04-20T11:08:29.370189598</dc:date>
    <meta:editing-duration>PT2H45M47S</meta:editing-duration>
    <meta:editing-cycles>17</meta:editing-cycles>
    <meta:generator>LibreOffice/26.2.1.2$Linux_X86_64 LibreOffice_project/620$Build-2</meta:generator>
    <meta:document-statistic meta:table-count="1" meta:cell-count="20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heet1.F2:Sheet1.F257" chart:error-lower-range="Sheet1.F2:Sheet1.F25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2:Sheet1.F257" chart:error-lower-range="Sheet1.F2:Sheet1.F25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error-category="cell-range" chart:error-upper-range="Sheet1.G2:Sheet1.G257" chart:error-lower-range="Sheet1.G2:Sheet1.G25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:Sheet1.G257" chart:error-lower-range="Sheet1.G2:Sheet1.G257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one" chart:link-data-style-to-source="true" chart:error-category="cell-range" chart:error-upper-range="Sheet1.H2:Sheet1.H257" chart:error-lower-range="Sheet1.H2:Sheet1.H25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2:Sheet1.H257" chart:error-lower-range="Sheet1.H2:Sheet1.H25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2:Sheet1.I257" chart:error-lower-range="Sheet1.I2:Sheet1.I257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2:Sheet1.I257" chart:error-lower-range="Sheet1.I2:Sheet1.I25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363cm" svg:height="25.516cm" xlink:href=".." xlink:type="simple" chart:class="chart:line" chart:style-name="ch1">
        <chart:legend chart:legend-position="end" svg:x="40.843cm" svg:y="11.712cm" style:legend-expansion="high" chart:style-name="ch2"/>
        <chart:plot-area chart:style-name="ch3" svg:x="0.907cm" svg:y="0.51cm" svg:width="39.029cm" svg:height="24.496cm">
          <chart:coordinate-region svg:x="3.343cm" svg:y="0.709cm" svg:width="36.593cm" svg:height="23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error-indicator chart:style-name="ch7" chart:dimension="y"/>
            <chart:data-point chart:repeated="256"/>
          </chart:series>
          <chart:series chart:style-name="ch8" chart:values-cell-range-address="Sheet1.B2:Sheet1.B257" chart:label-cell-address="Sheet1.B1:Sheet1.B1" chart:class="chart:line">
            <chart:error-indicator chart:style-name="ch9" chart:dimension="y"/>
            <chart:data-point chart:repeated="256"/>
          </chart:series>
          <chart:series chart:style-name="ch10" chart:values-cell-range-address="Sheet1.C2:Sheet1.C257" chart:label-cell-address="Sheet1.C1:Sheet1.C1" chart:class="chart:line">
            <chart:error-indicator chart:style-name="ch11" chart:dimension="y"/>
            <chart:data-point chart:repeated="256"/>
          </chart:series>
          <chart:series chart:style-name="ch12" chart:values-cell-range-address="Sheet1.D2:Sheet1.D257" chart:label-cell-address="Sheet1.D1:Sheet1.D1" chart:class="chart:line">
            <chart:error-indicator chart:style-name="ch13" chart:dimension="y"/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 No Draw, CPF</text:p>
                <draw:g>
                  <svg:desc>Sheet1.A1:Sheet1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ast Draw, CPF</text:p>
                <draw:g>
                  <svg:desc>Sheet1.B1:Sheet1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low No Draw, CPF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Slow Draw, CPF</text:p>
                <draw:g>
                  <svg:desc>Sheet1.D1:Sheet1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7768348">
                <text:p>657768348</text:p>
                <draw:g>
                  <svg:desc>Sheet1.A2:Sheet1.A257</svg:desc>
                </draw:g>
              </table:table-cell>
              <table:table-cell office:value-type="float" office:value="613516.549367241">
                <text:p>613516.549367241</text:p>
                <draw:g>
                  <svg:desc>Sheet1.F2:Sheet1.F257</svg:desc>
                </draw:g>
              </table:table-cell>
              <table:table-cell office:value-type="float" office:value="613516.549367241">
                <text:p>613516.549367241</text:p>
                <draw:g>
                  <svg:desc>Sheet1.F2:Sheet1.F257</svg:desc>
                </draw:g>
              </table:table-cell>
              <table:table-cell office:value-type="float" office:value="692734716">
                <text:p>692734716</text:p>
                <draw:g>
                  <svg:desc>Sheet1.B2:Sheet1.B257</svg:desc>
                </draw:g>
              </table:table-cell>
              <table:table-cell office:value-type="float" office:value="643170.489251975">
                <text:p>643170.489251975</text:p>
                <draw:g>
                  <svg:desc>Sheet1.G2:Sheet1.G257</svg:desc>
                </draw:g>
              </table:table-cell>
              <table:table-cell office:value-type="float" office:value="643170.489251975">
                <text:p>643170.489251975</text:p>
                <draw:g>
                  <svg:desc>Sheet1.G2:Sheet1.G257</svg:desc>
                </draw:g>
              </table:table-cell>
              <table:table-cell office:value-type="float" office:value="9278438652">
                <text:p>9278438652</text:p>
                <draw:g>
                  <svg:desc>Sheet1.C2:Sheet1.C257</svg:desc>
                </draw:g>
              </table:table-cell>
              <table:table-cell office:value-type="float" office:value="1602958.47235493">
                <text:p>1602958.47235493</text:p>
                <draw:g>
                  <svg:desc>Sheet1.H2:Sheet1.H257</svg:desc>
                </draw:g>
              </table:table-cell>
              <table:table-cell office:value-type="float" office:value="1602958.47235493">
                <text:p>1602958.47235493</text:p>
                <draw:g>
                  <svg:desc>Sheet1.H2:Sheet1.H257</svg:desc>
                </draw:g>
              </table:table-cell>
              <table:table-cell office:value-type="float" office:value="9229477572">
                <text:p>9229477572</text:p>
                <draw:g>
                  <svg:desc>Sheet1.D2:Sheet1.D257</svg:desc>
                </draw:g>
              </table:table-cell>
              <table:table-cell office:value-type="float" office:value="1052081.77924186">
                <text:p>1052081.77924186</text:p>
                <draw:g>
                  <svg:desc>Sheet1.I2:Sheet1.I257</svg:desc>
                </draw:g>
              </table:table-cell>
              <table:table-cell office:value-type="float" office:value="1052081.77924186">
                <text:p>1052081.77924186</text:p>
                <draw:g>
                  <svg:desc>Sheet1.I2:Sheet1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891024">
                <text:p>6608910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3782280">
                <text:p>6937822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840420">
                <text:p>92708404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3990172">
                <text:p>923399017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6173620">
                <text:p>6561736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2267544">
                <text:p>6922675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912704">
                <text:p>92749127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40481548">
                <text:p>924048154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2342400">
                <text:p>6623424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090128">
                <text:p>6820901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192408">
                <text:p>92731924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9742828">
                <text:p>923974282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3897340">
                <text:p>6538973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19220">
                <text:p>6790192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801712">
                <text:p>92698017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8976028">
                <text:p>923897602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153992">
                <text:p>6551539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910792">
                <text:p>6839107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853804">
                <text:p>92698538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40390432">
                <text:p>924039043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625224">
                <text:p>6546252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173584">
                <text:p>6831735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508800">
                <text:p>92765088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45560680">
                <text:p>92455606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3071716">
                <text:p>6530717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238168">
                <text:p>6832381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294352">
                <text:p>92722943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4215316">
                <text:p>92342153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463200">
                <text:p>6514632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49632">
                <text:p>6807496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020952">
                <text:p>92700209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1571404">
                <text:p>92315714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3854860">
                <text:p>6538548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238260">
                <text:p>6812382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683232">
                <text:p>92736832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4391752">
                <text:p>923439175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52820">
                <text:p>655352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928532">
                <text:p>6829285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774724">
                <text:p>92757747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7597832">
                <text:p>922759783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4981300">
                <text:p>6549813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435612">
                <text:p>6814356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7825140">
                <text:p>92778251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5157688">
                <text:p>92351576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3986188">
                <text:p>6539861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272088">
                <text:p>6842720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9228492">
                <text:p>92792284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3544996">
                <text:p>92335449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3955228">
                <text:p>6539552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472684">
                <text:p>6804726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467772">
                <text:p>92734677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1942096">
                <text:p>92319420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0618664">
                <text:p>6806186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83896">
                <text:p>6824838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0155420">
                <text:p>92801554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109180">
                <text:p>92241091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508916">
                <text:p>6555089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547248">
                <text:p>6815472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573616">
                <text:p>92695736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582588">
                <text:p>92255825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4101100">
                <text:p>6541011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28924">
                <text:p>6824289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56988">
                <text:p>92718569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8432960">
                <text:p>92284329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3556420">
                <text:p>6535564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170144">
                <text:p>6851701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288880">
                <text:p>92722888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470236">
                <text:p>922147023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6273600">
                <text:p>6662736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914980">
                <text:p>6809149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31188">
                <text:p>92724311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7661948">
                <text:p>922766194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5733068">
                <text:p>6757330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996076">
                <text:p>6839960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357892">
                <text:p>92633578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366352">
                <text:p>921836635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6296380">
                <text:p>6562963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2048664">
                <text:p>6920486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447972">
                <text:p>92644479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0315148">
                <text:p>923031514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8588968">
                <text:p>6585889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961772">
                <text:p>6799617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038316">
                <text:p>92670383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059716">
                <text:p>92240597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8826280">
                <text:p>6588262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735176">
                <text:p>6827351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126072">
                <text:p>92701260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606024">
                <text:p>92256060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6464140">
                <text:p>6564641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6045592">
                <text:p>6860455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898936">
                <text:p>92728989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689456">
                <text:p>922368945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7194616">
                <text:p>6571946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17888">
                <text:p>6790178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172568">
                <text:p>92681725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740020">
                <text:p>922174002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6306460">
                <text:p>6563064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13856">
                <text:p>6790138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797264">
                <text:p>92717972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9890276">
                <text:p>922989027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4990660">
                <text:p>6549906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45868">
                <text:p>6800458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065176">
                <text:p>92720651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9208940">
                <text:p>922920894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3812992">
                <text:p>6538129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00388">
                <text:p>6830003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913808">
                <text:p>92689138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389404">
                <text:p>92243894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4118200">
                <text:p>6541182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142948">
                <text:p>6831429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732876">
                <text:p>92737328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132304">
                <text:p>92211323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1135680">
                <text:p>6611356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410572">
                <text:p>6834105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660312">
                <text:p>92706603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740196">
                <text:p>92257401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2261148">
                <text:p>6622611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812900">
                <text:p>6828129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638084">
                <text:p>92686380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0035788">
                <text:p>92300357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2017932">
                <text:p>6620179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613928">
                <text:p>6826139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218616">
                <text:p>92642186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827400">
                <text:p>92228274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1982292">
                <text:p>6619822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386664">
                <text:p>6873866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973104">
                <text:p>92739731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424544">
                <text:p>92204245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217248">
                <text:p>6602172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227544">
                <text:p>6782275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32940">
                <text:p>92718329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332688">
                <text:p>92223326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1630788">
                <text:p>6616307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500508">
                <text:p>6845005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24840">
                <text:p>92754248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8136644">
                <text:p>92281366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2980932">
                <text:p>6629809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823172">
                <text:p>6798231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605252">
                <text:p>92686052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046208">
                <text:p>922304620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1472208">
                <text:p>6614722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762152">
                <text:p>6797621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34208">
                <text:p>92719342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6118232">
                <text:p>922611823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1257720">
                <text:p>6612577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94696">
                <text:p>682494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712060">
                <text:p>92727120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394544">
                <text:p>92233945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3006384">
                <text:p>6630063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701696">
                <text:p>682701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554328">
                <text:p>92705543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9228380">
                <text:p>92292283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9811096">
                <text:p>6598110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114628">
                <text:p>6801146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551552">
                <text:p>92655515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241992">
                <text:p>92252419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0797892">
                <text:p>6607978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073880">
                <text:p>6850738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25812">
                <text:p>92718258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736092">
                <text:p>92257360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2113980">
                <text:p>6621139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918708">
                <text:p>6879187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46136">
                <text:p>92716461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2673436">
                <text:p>923267343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0883752">
                <text:p>6608837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800696">
                <text:p>682800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961528">
                <text:p>92669615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636480">
                <text:p>92256364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0389364">
                <text:p>6603893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507728">
                <text:p>6825077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625892">
                <text:p>92656258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098600">
                <text:p>92200986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1310568">
                <text:p>6613105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942776">
                <text:p>6859427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321400">
                <text:p>92693214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879388">
                <text:p>92188793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2431968">
                <text:p>6624319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804676">
                <text:p>6808046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813128">
                <text:p>92658131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865680">
                <text:p>92198656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2881392">
                <text:p>6628813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363944">
                <text:p>6823639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733084">
                <text:p>92727330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636836">
                <text:p>922063683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6542960">
                <text:p>6765429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915852">
                <text:p>6819158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472176">
                <text:p>92704721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458616">
                <text:p>92224586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0904056">
                <text:p>6609040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579772">
                <text:p>6835797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686192">
                <text:p>92656861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777956">
                <text:p>922077795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1515172">
                <text:p>6815151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1354944">
                <text:p>6913549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261316">
                <text:p>92692613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264664">
                <text:p>92242646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7763452">
                <text:p>6577634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856112">
                <text:p>6798561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958868">
                <text:p>92629588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572572">
                <text:p>922457257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8032840">
                <text:p>6580328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376528">
                <text:p>6803765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907356">
                <text:p>92679073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245784">
                <text:p>922224578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9115180">
                <text:p>6591151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575348">
                <text:p>6795753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877604">
                <text:p>92658776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4236612">
                <text:p>921423661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8836684">
                <text:p>6588366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955048">
                <text:p>6809550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143268">
                <text:p>92731432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738900">
                <text:p>92167389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8041408">
                <text:p>6580414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502172">
                <text:p>6855021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518084">
                <text:p>92715180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9064876">
                <text:p>923906487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709056">
                <text:p>6577090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845780">
                <text:p>6798457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134928">
                <text:p>92611349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4482724">
                <text:p>92344827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7470736">
                <text:p>6574707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699256">
                <text:p>6836992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216296">
                <text:p>92712162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384732">
                <text:p>922538473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7430956">
                <text:p>6574309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486652">
                <text:p>6804866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013580">
                <text:p>92710135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881760">
                <text:p>92228817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7519120">
                <text:p>6575191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175980">
                <text:p>6811759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7837560">
                <text:p>92778375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6116504">
                <text:p>92261165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6496612">
                <text:p>6564966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56504">
                <text:p>68385650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493732">
                <text:p>92694937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4731540">
                <text:p>921473154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7644292">
                <text:p>6576442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703468">
                <text:p>6837034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760592">
                <text:p>92687605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7044872">
                <text:p>922704487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7047880">
                <text:p>6570478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811536">
                <text:p>678811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309720">
                <text:p>92673097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8034980">
                <text:p>92280349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5640856">
                <text:p>6556408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0077700">
                <text:p>6900777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759624">
                <text:p>92647596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722560">
                <text:p>92217225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5700652">
                <text:p>6557006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548896">
                <text:p>6805488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789900">
                <text:p>92647899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728692">
                <text:p>92187286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5968168">
                <text:p>6559681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880932">
                <text:p>6818809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217568">
                <text:p>92682175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376744">
                <text:p>92213767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5809444">
                <text:p>6558094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869096">
                <text:p>6828690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33172">
                <text:p>92630331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389164">
                <text:p>92213891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5629552">
                <text:p>6556295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437536">
                <text:p>683437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084280">
                <text:p>92660842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030424">
                <text:p>92210304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486456">
                <text:p>6604864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317508">
                <text:p>6873175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845756">
                <text:p>92628457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9611780">
                <text:p>92296117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7648576">
                <text:p>6576485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877424">
                <text:p>6798774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330992">
                <text:p>92623309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648180">
                <text:p>92256481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6531352">
                <text:p>65653135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86648">
                <text:p>6790866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946476">
                <text:p>92709464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9740228">
                <text:p>922974022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9258280">
                <text:p>6592582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18220">
                <text:p>6800182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975544">
                <text:p>92639755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7088936">
                <text:p>922708893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0727800">
                <text:p>6607278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951824">
                <text:p>6829518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423220">
                <text:p>92664232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139600">
                <text:p>92241396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8910664">
                <text:p>6589106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739616">
                <text:p>6797396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473324">
                <text:p>92654733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692292">
                <text:p>92226922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6940240">
                <text:p>6569402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55928">
                <text:p>6838559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982900">
                <text:p>92609829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9554252">
                <text:p>922955425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7490320">
                <text:p>6574903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066864">
                <text:p>6810668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418504">
                <text:p>92574185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093800">
                <text:p>92230938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7793440">
                <text:p>6577934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373816">
                <text:p>6833738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824604">
                <text:p>92648246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602752">
                <text:p>922160275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7844848">
                <text:p>6578448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550876">
                <text:p>6805508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15568">
                <text:p>92630155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759496">
                <text:p>92217594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8198872">
                <text:p>6581988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892784">
                <text:p>6828927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552160">
                <text:p>92695521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570892">
                <text:p>92215708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8230840">
                <text:p>6582308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118100">
                <text:p>6821181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359356">
                <text:p>92663593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333704">
                <text:p>92233337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7508788">
                <text:p>6575087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569408">
                <text:p>6795694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545328">
                <text:p>92615453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068040">
                <text:p>922506804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7634788">
                <text:p>6576347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56296">
                <text:p>6830562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30248">
                <text:p>92719302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623304">
                <text:p>92256233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8026684">
                <text:p>6580266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937588">
                <text:p>6809375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29176">
                <text:p>92630291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309268">
                <text:p>922430926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7883908">
                <text:p>6578839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500572">
                <text:p>6835005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234640">
                <text:p>92602346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6348604">
                <text:p>92363486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7789084">
                <text:p>6577890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9442516">
                <text:p>6894425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451920">
                <text:p>92584519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497512">
                <text:p>922449751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7992808">
                <text:p>6579928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34800">
                <text:p>6807348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386644">
                <text:p>92573866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173944">
                <text:p>92241739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7560520">
                <text:p>6575605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140116">
                <text:p>6801401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4232684">
                <text:p>92542326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7133288">
                <text:p>92271332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7452376">
                <text:p>6574523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057504">
                <text:p>68105750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2133776">
                <text:p>92521337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0951556">
                <text:p>923095155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6907840">
                <text:p>6569078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292260">
                <text:p>6812922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0138980">
                <text:p>92501389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1505884">
                <text:p>923150588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7163296">
                <text:p>6571632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755580">
                <text:p>6817555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030332">
                <text:p>92680303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0313744">
                <text:p>92303137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7008568">
                <text:p>6570085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097644">
                <text:p>6810976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616404">
                <text:p>92586164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8580524">
                <text:p>92285805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7412704">
                <text:p>6574127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714488">
                <text:p>6797144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9619328">
                <text:p>92596193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3119548">
                <text:p>923311954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7297828">
                <text:p>6572978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541776">
                <text:p>6815417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277672">
                <text:p>92572776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2940700">
                <text:p>92329407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7155736">
                <text:p>6571557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501032">
                <text:p>6825010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206580">
                <text:p>92582065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0504580">
                <text:p>92305045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7209988">
                <text:p>6572099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617536">
                <text:p>683617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650116">
                <text:p>92606501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7482812">
                <text:p>922748281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6747172">
                <text:p>6567471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493376">
                <text:p>6794933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260760">
                <text:p>92582607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603696">
                <text:p>92226036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846964">
                <text:p>6568469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6276640">
                <text:p>6862766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17332">
                <text:p>92630173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7597824">
                <text:p>92175978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7333648">
                <text:p>6573336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581724">
                <text:p>6845817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525672">
                <text:p>92615256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7616832">
                <text:p>921761683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7020016">
                <text:p>6570200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18868">
                <text:p>6800188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4558340">
                <text:p>92545583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501388">
                <text:p>92185013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6987724">
                <text:p>6569877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6879712">
                <text:p>6868797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6414392">
                <text:p>92564143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060232">
                <text:p>922106023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7064044">
                <text:p>6570640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81776">
                <text:p>6802817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8482700">
                <text:p>92584827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9121100">
                <text:p>92291211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6787348">
                <text:p>6567873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550916">
                <text:p>6855509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970360">
                <text:p>92639703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0234724">
                <text:p>92302347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7112896">
                <text:p>6571128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64712">
                <text:p>6802647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9919100">
                <text:p>92599191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612280">
                <text:p>92246122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6619336">
                <text:p>6566193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615784">
                <text:p>6806157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4878560">
                <text:p>92548785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167352">
                <text:p>921916735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6586432">
                <text:p>6565864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2540424">
                <text:p>6925404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232020">
                <text:p>92612320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7259836">
                <text:p>923725983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7673884">
                <text:p>6576738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3951768">
                <text:p>6939517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353804">
                <text:p>92653538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3811792">
                <text:p>92338117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6886492">
                <text:p>6568864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364976">
                <text:p>6853649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392536">
                <text:p>92603925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2178868">
                <text:p>923217886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6696880">
                <text:p>6566968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325344">
                <text:p>6813253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787768">
                <text:p>92637877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8985380">
                <text:p>92289853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6650440">
                <text:p>6566504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120048">
                <text:p>6871200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9460928">
                <text:p>92594609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0401476">
                <text:p>923040147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6817480">
                <text:p>6568174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50836">
                <text:p>6800508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9647516">
                <text:p>92596475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2635872">
                <text:p>921263587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6657100">
                <text:p>6566571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869208">
                <text:p>6788692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5552228">
                <text:p>92555522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177796">
                <text:p>92241777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6792244">
                <text:p>6567922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8164084">
                <text:p>6881640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087740">
                <text:p>92620877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560360">
                <text:p>92235603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6782560">
                <text:p>6567825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01644">
                <text:p>6807016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5810060">
                <text:p>92558100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718548">
                <text:p>921971854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6791884">
                <text:p>6567918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114808">
                <text:p>6801148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004788">
                <text:p>92610047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493848">
                <text:p>922549384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6881092">
                <text:p>6568810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259088">
                <text:p>6792590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5180960">
                <text:p>92551809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811764">
                <text:p>92258117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56720172">
                <text:p>6567201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274316">
                <text:p>6792743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775192">
                <text:p>92577751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6547892">
                <text:p>92265478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6667180">
                <text:p>6566671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83432">
                <text:p>6838834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57601456">
                <text:p>92576014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4798968">
                <text:p>921479896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6942940">
                <text:p>6569429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91760340">
                <text:p>6917603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14600832">
                <text:p>93146008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211892">
                <text:p>92202118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458604">
                <text:p>6574586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366036">
                <text:p>6783660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2648600">
                <text:p>92826486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7258056">
                <text:p>921725805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2939820">
                <text:p>662939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600492">
                <text:p>6816004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24680">
                <text:p>92716246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185412">
                <text:p>922218541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4423776">
                <text:p>6644237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411912">
                <text:p>6844119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463496">
                <text:p>92744634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810976">
                <text:p>922181097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4633044">
                <text:p>6646330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639916">
                <text:p>6776399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990496">
                <text:p>92699904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068432">
                <text:p>922006843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4613784">
                <text:p>6646137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445168">
                <text:p>6834451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282716">
                <text:p>92712827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744856">
                <text:p>921874485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4206012">
                <text:p>6642060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681364">
                <text:p>6836813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952092">
                <text:p>92709520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301356">
                <text:p>921630135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2480244">
                <text:p>6624802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920828">
                <text:p>6829208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824688">
                <text:p>92708246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853440">
                <text:p>921985344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1276008">
                <text:p>6612760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017644">
                <text:p>6800176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251420">
                <text:p>92742514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4382304">
                <text:p>92143823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1137336">
                <text:p>6611373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9862528">
                <text:p>6898625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655808">
                <text:p>92746558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6115352">
                <text:p>922611535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1902840">
                <text:p>6619028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778568">
                <text:p>6797785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474096">
                <text:p>92764740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200664">
                <text:p>92252006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1486644">
                <text:p>6614866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363876">
                <text:p>6783638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729556">
                <text:p>92727295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239060">
                <text:p>92232390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1486680">
                <text:p>6614866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445632">
                <text:p>6784456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019684">
                <text:p>92690196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331688">
                <text:p>92233316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1599972">
                <text:p>6615999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189536">
                <text:p>679189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278076">
                <text:p>92672780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907380">
                <text:p>92259073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1861836">
                <text:p>6618618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098552">
                <text:p>6820985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557160">
                <text:p>92735571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277716">
                <text:p>92222777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2244804">
                <text:p>6622448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26516">
                <text:p>6838265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950340">
                <text:p>92679503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106728">
                <text:p>921910672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8758168">
                <text:p>6587581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452508">
                <text:p>6784525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486304">
                <text:p>92634863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6295424">
                <text:p>92262954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6913384">
                <text:p>6569133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307388">
                <text:p>6823073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176820">
                <text:p>92731768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207796">
                <text:p>92212077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9032668">
                <text:p>6590326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165620">
                <text:p>6821656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79112">
                <text:p>92716791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772124">
                <text:p>92207721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9013192">
                <text:p>6590131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729412">
                <text:p>6777294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752248">
                <text:p>92697522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884328">
                <text:p>921988432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9047896">
                <text:p>6590478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487760">
                <text:p>6794877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548548">
                <text:p>92725485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3466732">
                <text:p>923346673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9259216">
                <text:p>6592592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00740">
                <text:p>6802007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454412">
                <text:p>92684544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2994880">
                <text:p>92329948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7038844">
                <text:p>6570388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128132">
                <text:p>6851281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344584">
                <text:p>92693445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707248">
                <text:p>922470724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8931940">
                <text:p>6589319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41916">
                <text:p>6774419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359684">
                <text:p>92713596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473500">
                <text:p>92244735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9312928">
                <text:p>6593129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987228">
                <text:p>6849872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026324">
                <text:p>92710263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399452">
                <text:p>922039945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9057364">
                <text:p>6590573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019824">
                <text:p>6780198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059852">
                <text:p>92680598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069624">
                <text:p>92250696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9090196">
                <text:p>6590901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914576">
                <text:p>6799145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350468">
                <text:p>92713504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8524292">
                <text:p>92285242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8862712">
                <text:p>6588627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733368">
                <text:p>6817333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029460">
                <text:p>92670294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431528">
                <text:p>922043152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9196360">
                <text:p>6591963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255236">
                <text:p>6792552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873372">
                <text:p>92768733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4033408">
                <text:p>923403340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9249964">
                <text:p>6592499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641680">
                <text:p>6776416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355768">
                <text:p>92723557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674484">
                <text:p>921967448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0624912">
                <text:p>6606249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230856">
                <text:p>6872308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97848">
                <text:p>92754978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554880">
                <text:p>92225548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9819772">
                <text:p>6598197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167400">
                <text:p>6841674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97064">
                <text:p>92719970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5488296">
                <text:p>92154882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9656080">
                <text:p>6596560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9641560">
                <text:p>6896415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79704">
                <text:p>92754797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416264">
                <text:p>92204162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9830788">
                <text:p>6598307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628784">
                <text:p>6856287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083432">
                <text:p>92680834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025380">
                <text:p>92160253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9601180">
                <text:p>6596011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024928">
                <text:p>6770249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726208">
                <text:p>92727262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562356">
                <text:p>922556235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9450448">
                <text:p>6594504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817020">
                <text:p>6758170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469868">
                <text:p>92744698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325364">
                <text:p>92203253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9757672">
                <text:p>6597576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750796">
                <text:p>6777507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838760">
                <text:p>92748387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645820">
                <text:p>921864582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9674440">
                <text:p>6596744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699492">
                <text:p>6816994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20064">
                <text:p>92724200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3346188">
                <text:p>92133461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9331144">
                <text:p>6593311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25972">
                <text:p>6824259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779108">
                <text:p>92657791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759400">
                <text:p>92187594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9580012">
                <text:p>6595800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610968">
                <text:p>6816109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279772">
                <text:p>92632797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902496">
                <text:p>92229024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59383488">
                <text:p>6593834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900988">
                <text:p>6779009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77292">
                <text:p>92718772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8810096">
                <text:p>92288100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9326824">
                <text:p>6593268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297036">
                <text:p>6842970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297948">
                <text:p>92672979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039560">
                <text:p>92200395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9394144">
                <text:p>6593941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694996">
                <text:p>6776949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786292">
                <text:p>92637862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6297512">
                <text:p>922629751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58565856">
                <text:p>6585658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8371660">
                <text:p>6883716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0830404">
                <text:p>92608304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538904">
                <text:p>92235389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4298056">
                <text:p>6542980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136532">
                <text:p>6821365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594432">
                <text:p>92615944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936324">
                <text:p>92259363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4469740">
                <text:p>6544697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979748">
                <text:p>6769797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091708">
                <text:p>92630917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047920">
                <text:p>922104792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4756696">
                <text:p>6547566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008696">
                <text:p>682008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258212">
                <text:p>926825821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990744">
                <text:p>92199907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4694308">
                <text:p>6546943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797868">
                <text:p>6757978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966820">
                <text:p>92669668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211684">
                <text:p>922121168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4728436">
                <text:p>6547284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68420">
                <text:p>6802684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554152">
                <text:p>92665541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7703744">
                <text:p>92277037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4529392">
                <text:p>6545293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775276">
                <text:p>6777752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197452">
                <text:p>92691974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09304144">
                <text:p>92093041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2235220">
                <text:p>6522352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225668">
                <text:p>6822256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172432">
                <text:p>92691724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021796">
                <text:p>92180217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53578164">
                <text:p>6535781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829396">
                <text:p>6838293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595968">
                <text:p>92645959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657808">
                <text:p>921865780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4417900">
                <text:p>6544179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050028">
                <text:p>6780500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3863044">
                <text:p>92638630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526128">
                <text:p>921952612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4492384">
                <text:p>6544923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812352">
                <text:p>6818123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999336">
                <text:p>92679993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098896">
                <text:p>92210988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3985396">
                <text:p>6539853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67816">
                <text:p>6830678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150828">
                <text:p>92731508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862004">
                <text:p>92238620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3637168">
                <text:p>6536371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902764">
                <text:p>6749027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862140">
                <text:p>92678621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33629020">
                <text:p>923362902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3697540">
                <text:p>6536975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579040">
                <text:p>6775790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2431648">
                <text:p>92624316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6568484">
                <text:p>922656848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3764104">
                <text:p>6537641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545784">
                <text:p>6785457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370756">
                <text:p>92693707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689524">
                <text:p>92186895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53679792">
                <text:p>6536797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223368">
                <text:p>6782233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854932">
                <text:p>92668549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8901464">
                <text:p>92289014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5370532">
                <text:p>6553705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421992">
                <text:p>6844219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514188">
                <text:p>92705141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207292">
                <text:p>92212072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54182496">
                <text:p>6541824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890068">
                <text:p>6808900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446032">
                <text:p>92694460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9839660">
                <text:p>92298396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54029928">
                <text:p>6540299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5099404">
                <text:p>68509940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076544">
                <text:p>92710765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081004">
                <text:p>92210810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4032772">
                <text:p>6540327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769760">
                <text:p>6767697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5526784">
                <text:p>92655267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223912">
                <text:p>922422391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4187392">
                <text:p>6541873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52932">
                <text:p>6774529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813456">
                <text:p>92708134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5948636">
                <text:p>922594863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52478400">
                <text:p>6524784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463620">
                <text:p>6814636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023552">
                <text:p>92710235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725064">
                <text:p>92197250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3221224">
                <text:p>65322122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33676">
                <text:p>6824336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56576">
                <text:p>92716565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6789704">
                <text:p>92267897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4062976">
                <text:p>6540629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664976">
                <text:p>6826649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1768960">
                <text:p>92617689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2178428">
                <text:p>922217842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1955716">
                <text:p>6519557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312984">
                <text:p>6843129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4933144">
                <text:p>92649331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507580">
                <text:p>92185075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3909760">
                <text:p>6539097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049368">
                <text:p>6810493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217372">
                <text:p>92662173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7662596">
                <text:p>92276625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3927256">
                <text:p>6539272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976560">
                <text:p>6789765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370416">
                <text:p>92673704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526960">
                <text:p>92245269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4724476">
                <text:p>6547244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487124">
                <text:p>6764871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771536">
                <text:p>92687715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827096">
                <text:p>92208270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56055828">
                <text:p>6560558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9209884">
                <text:p>6892098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9776716">
                <text:p>92997767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6253700">
                <text:p>92262537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6172468">
                <text:p>6561724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413384">
                <text:p>6794133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15619632">
                <text:p>93156196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377104">
                <text:p>92213771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6070732">
                <text:p>6560707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070620">
                <text:p>6780706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5138584">
                <text:p>92951385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1903488">
                <text:p>92119034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6095284">
                <text:p>6560952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7028212">
                <text:p>6870282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06965196">
                <text:p>930696519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4887168">
                <text:p>921488716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5049484">
                <text:p>6550494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217060">
                <text:p>6772170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0858364">
                <text:p>92908583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3949764">
                <text:p>92139497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5377588">
                <text:p>6553775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797256">
                <text:p>6757972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569060">
                <text:p>927156906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454640">
                <text:p>922045464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6133696">
                <text:p>6561336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468776">
                <text:p>6824687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562380">
                <text:p>92735623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09916720">
                <text:p>920991672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6222040">
                <text:p>6562220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791388">
                <text:p>6757913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5814052">
                <text:p>92958140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111200">
                <text:p>92201112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5943220">
                <text:p>6559432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683948">
                <text:p>6826839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24281232">
                <text:p>93242812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378580">
                <text:p>92213785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6009820">
                <text:p>656009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400928">
                <text:p>6794009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258228">
                <text:p>92702582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286736">
                <text:p>922028673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56080956">
                <text:p>6560809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512536">
                <text:p>680512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21653556">
                <text:p>93216535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379296">
                <text:p>92163792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56265492">
                <text:p>6562654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546180">
                <text:p>6785461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99402424">
                <text:p>92994024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723272">
                <text:p>922072327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56019396">
                <text:p>6560193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556376">
                <text:p>67955637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310937724">
                <text:p>93109377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5593092">
                <text:p>92155930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6115156">
                <text:p>6561151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27696">
                <text:p>6774276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9290124">
                <text:p>92792901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136024">
                <text:p>92181360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54721740">
                <text:p>6547217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083860">
                <text:p>6770838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319380">
                <text:p>92733193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0187916">
                <text:p>92201879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4619320">
                <text:p>6546193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000744">
                <text:p>67800074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813828">
                <text:p>92678138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066516">
                <text:p>92190665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4943248">
                <text:p>6549432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610556">
                <text:p>6796105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472832">
                <text:p>92714728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115404">
                <text:p>92191154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5502904">
                <text:p>6555029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070448">
                <text:p>6790704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666568">
                <text:p>926966656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5740152">
                <text:p>921574015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5033140">
                <text:p>6550331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670140">
                <text:p>6756701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969708">
                <text:p>92679697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035872">
                <text:p>921803587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4192900">
                <text:p>6541929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51040">
                <text:p>68305104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20276">
                <text:p>92719202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4389836">
                <text:p>922438983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5239096">
                <text:p>6552390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275488">
                <text:p>6772754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813020">
                <text:p>92748130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226716">
                <text:p>92192267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5468596">
                <text:p>65546859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8978008">
                <text:p>6889780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23508">
                <text:p>92754235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807068">
                <text:p>922380706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5348248">
                <text:p>6553482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59856">
                <text:p>6807598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02892">
                <text:p>927240289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503404">
                <text:p>92185034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5343820">
                <text:p>655343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217664">
                <text:p>6762176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574488">
                <text:p>92705744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116440">
                <text:p>921811644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9419092">
                <text:p>65941909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311168">
                <text:p>6823111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0175220">
                <text:p>92801752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811872">
                <text:p>921681187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7281844">
                <text:p>6572818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17004">
                <text:p>67741700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947704">
                <text:p>92759477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969388">
                <text:p>92189693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7039420">
                <text:p>6570394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791628">
                <text:p>6787916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496172">
                <text:p>92684961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4058592">
                <text:p>921405859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4984360">
                <text:p>65498436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713724">
                <text:p>6787137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64980">
                <text:p>927186498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4074684">
                <text:p>921407468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7194184">
                <text:p>6571941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843956">
                <text:p>67684395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2571704">
                <text:p>92825717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09535624">
                <text:p>92095356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7387648">
                <text:p>6573876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271752">
                <text:p>6782717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7596576">
                <text:p>927759657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4295472">
                <text:p>921429547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7277668">
                <text:p>65727766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285848">
                <text:p>6762858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773416">
                <text:p>92697734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3333020">
                <text:p>922333302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7234936">
                <text:p>6572349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772452">
                <text:p>6757724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849104">
                <text:p>92718491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7712196">
                <text:p>92177121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7202212">
                <text:p>65720221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704184">
                <text:p>67870418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9276948">
                <text:p>92792769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878940">
                <text:p>921687894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7880776">
                <text:p>65788077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953272">
                <text:p>6749532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977108">
                <text:p>92749771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5856720">
                <text:p>921585672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8074708">
                <text:p>6580747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675924">
                <text:p>6786759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580072">
                <text:p>927558007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853884">
                <text:p>921685388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7561348">
                <text:p>65756134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8406536">
                <text:p>6784065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759764">
                <text:p>92687597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5913348">
                <text:p>921591334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57705420">
                <text:p>6577054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35952">
                <text:p>6807359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89364">
                <text:p>92724893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1175316">
                <text:p>92111753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58210428">
                <text:p>6582104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542924">
                <text:p>6765429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842784">
                <text:p>92738427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0567600">
                <text:p>92105676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57754704">
                <text:p>6577547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194192">
                <text:p>6761941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675684">
                <text:p>927067568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08289196">
                <text:p>92082891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57717300">
                <text:p>6577173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13080">
                <text:p>6774130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538656">
                <text:p>92735386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607012">
                <text:p>921860701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57679572">
                <text:p>6576795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2601760">
                <text:p>6826017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356304">
                <text:p>92763563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974284">
                <text:p>921897428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7698940">
                <text:p>65769894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040672">
                <text:p>6830406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407156">
                <text:p>92744071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179944">
                <text:p>92181799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7358884">
                <text:p>6573588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1675048">
                <text:p>6816750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80285128">
                <text:p>928028512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668556">
                <text:p>921666855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7394488">
                <text:p>65739448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269968">
                <text:p>6802699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152804">
                <text:p>92681528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539496">
                <text:p>921653949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7697356">
                <text:p>6576973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442116">
                <text:p>6754421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408152">
                <text:p>92684081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132520">
                <text:p>922113252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7519084">
                <text:p>6575190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3632900">
                <text:p>67363290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772516">
                <text:p>926977251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123280">
                <text:p>921812328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3946444">
                <text:p>6539464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089612">
                <text:p>6760896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305008">
                <text:p>92723050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7989288">
                <text:p>92179892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3299236">
                <text:p>6532992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497464">
                <text:p>67749746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710020">
                <text:p>92697100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882232">
                <text:p>921888223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3932044">
                <text:p>65393204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4290196">
                <text:p>68429019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6597100">
                <text:p>92665971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381760">
                <text:p>92183817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53700528">
                <text:p>6537005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646768">
                <text:p>67464676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241836">
                <text:p>927324183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5865144">
                <text:p>921586514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3903964">
                <text:p>6539039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275608">
                <text:p>6742756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5446008">
                <text:p>927544600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1614660">
                <text:p>92116146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54138108">
                <text:p>65413810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3332948">
                <text:p>6733329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585044">
                <text:p>92715850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3953436">
                <text:p>921395343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3740272">
                <text:p>6537402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942760">
                <text:p>67494276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677144">
                <text:p>926867714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365724">
                <text:p>92163657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53788800">
                <text:p>65378880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513432">
                <text:p>67551343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8863524">
                <text:p>927886352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4718076">
                <text:p>921471807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3750820">
                <text:p>6537508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608212">
                <text:p>67460821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269756">
                <text:p>9271269756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5011548">
                <text:p>921501154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53983128">
                <text:p>653983128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931248">
                <text:p>67593124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471320">
                <text:p>92714713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076464">
                <text:p>921607646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54002136">
                <text:p>6540021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844324">
                <text:p>677844324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0589788">
                <text:p>92705897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2307300">
                <text:p>92123073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53794056">
                <text:p>6537940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195120">
                <text:p>67519512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461032">
                <text:p>92724610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9554352">
                <text:p>921955435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4235236">
                <text:p>65423523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323288">
                <text:p>67632328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3555252">
                <text:p>92735552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7972260">
                <text:p>921797226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4618420">
                <text:p>65461842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4092152">
                <text:p>67409215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938564">
                <text:p>927193856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8291724">
                <text:p>921829172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6828532">
                <text:p>65682853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621828">
                <text:p>67562182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130532">
                <text:p>927413053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21806404">
                <text:p>922180640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9849904">
                <text:p>6598499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2504480">
                <text:p>6725044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9391420">
                <text:p>92693914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3191568">
                <text:p>921319156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60165084">
                <text:p>66016508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5876780">
                <text:p>6758767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4124988">
                <text:p>927412498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3502788">
                <text:p>9213502788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9672604">
                <text:p>65967260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3726616">
                <text:p>68372661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2308104">
                <text:p>9272308104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09547000">
                <text:p>9209547000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9868264">
                <text:p>659868264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7255292">
                <text:p>67725529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6648948">
                <text:p>9276648948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5115084">
                <text:p>9215115084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9856780">
                <text:p>659856780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6509336">
                <text:p>676509336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8822440">
                <text:p>926882244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5004672">
                <text:p>921500467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9709972">
                <text:p>659709972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9330008">
                <text:p>679330008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876252">
                <text:p>9267876252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6591516">
                <text:p>92165915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9820816">
                <text:p>65982081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80796180">
                <text:p>680796180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67217920">
                <text:p>926721792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13012216">
                <text:p>9213012216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9677356">
                <text:p>659677356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13516.549367241">
                <text:p>613516.549367241</text:p>
              </table:table-cell>
              <table:table-cell office:value-type="float" office:value="673866972">
                <text:p>673866972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643170.489251975">
                <text:p>643170.489251975</text:p>
              </table:table-cell>
              <table:table-cell office:value-type="float" office:value="9271686600">
                <text:p>9271686600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1602958.47235493">
                <text:p>1602958.47235493</text:p>
              </table:table-cell>
              <table:table-cell office:value-type="float" office:value="9207384012">
                <text:p>9207384012</text:p>
              </table:table-cell>
              <table:table-cell office:value-type="float" office:value="1052081.77924186">
                <text:p>1052081.77924186</text:p>
              </table:table-cell>
              <table:table-cell office:value-type="float" office:value="1052081.77924186">
                <text:p>1052081.7792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342cm" svg:height="25.504cm" xlink:href=".." xlink:type="simple" chart:class="chart:bar" chart:style-name="ch1">
        <chart:legend chart:legend-position="end" svg:x="42.92cm" svg:y="12.453cm" style:legend-expansion="high" chart:style-name="ch2"/>
        <chart:plot-area chart:style-name="ch3" svg:x="0.906cm" svg:y="0.51cm" svg:width="41.108cm" svg:height="24.484cm">
          <chart:coordinate-region svg:x="3.342cm" svg:y="0.709cm" svg:width="38.672cm" svg:height="23.638cm"/>
          <chart:axis chart:dimension="x" chart:name="primary-x" chart:style-name="ch4" chartooo:axis-type="auto">
            <chartooo:date-scale/>
            <chart:categories table:cell-range-address="Sheet1.L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O2" chart:label-cell-address="Sheet1.K2:Sheet1.K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D</text:p>
                <draw:g>
                  <svg:desc>Sheet1.L1:Sheet1.O1</svg:desc>
                </draw:g>
              </table:table-cell>
              <table:table-cell office:value-type="string">
                <text:p>FD</text:p>
              </table:table-cell>
              <table:table-cell office:value-type="string">
                <text:p>SND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AVG, CPF</text:p>
                <draw:g>
                  <svg:desc>Sheet1.K2:Sheet1.K2</svg:desc>
                </draw:g>
              </table:table-cell>
              <table:table-cell office:value-type="float" office:value="657721027.125">
                <text:p>657721027.125</text:p>
                <draw:g>
                  <svg:desc>Sheet1.L2:Sheet1.O2</svg:desc>
                </draw:g>
              </table:table-cell>
              <table:table-cell office:value-type="float" office:value="681144529.5">
                <text:p>681144529.5</text:p>
              </table:table-cell>
              <table:table-cell office:value-type="float" office:value="9270379770.46875">
                <text:p>9270379770.46875</text:p>
              </table:table-cell>
              <table:table-cell office:value-type="float" office:value="9222647891.76563">
                <text:p>9222647891.76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